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Times New Roman2" svg:font-family="'Times New Roman'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officeooo:paragraph-rsid="0096b4e2"/>
    </style:style>
    <style:style style:name="P3" style:family="paragraph" style:parent-style-name="Footer">
      <style:text-properties officeooo:rsid="001f8a2d" officeooo:paragraph-rsid="00bd36bc"/>
    </style:style>
    <style:style style:name="P4" style:family="paragraph" style:parent-style-name="Footer">
      <style:text-properties officeooo:rsid="001f8a2d" officeooo:paragraph-rsid="002b33ed"/>
    </style:style>
    <style:style style:name="P5" style:family="paragraph" style:parent-style-name="Footer">
      <style:text-properties officeooo:rsid="0096b4e2" officeooo:paragraph-rsid="0096b4e2"/>
    </style:style>
    <style:style style:name="P6" style:family="paragraph" style:parent-style-name="Footer">
      <style:text-properties officeooo:rsid="011350d1" officeooo:paragraph-rsid="011350d1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Footer">
      <style:paragraph-properties fo:text-align="start" style:justify-single-word="false"/>
      <style:text-properties officeooo:paragraph-rsid="0211dd7e"/>
    </style:style>
    <style:style style:name="P42" style:family="paragraph" style:parent-style-name="Footer">
      <style:paragraph-properties fo:text-align="start" style:justify-single-word="false"/>
      <style:text-properties officeooo:paragraph-rsid="00d4df5c"/>
    </style:style>
    <style:style style:name="P43" style:family="paragraph" style:parent-style-name="Footer">
      <style:text-properties officeooo:rsid="0242edd8" officeooo:paragraph-rsid="0242edd8"/>
    </style:style>
    <style:style style:name="P44" style:family="paragraph" style:parent-style-name="Footer">
      <style:text-properties officeooo:paragraph-rsid="008d016c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paragraph-properties fo:text-align="end" style:justify-single-word="false"/>
      <style:text-properties officeooo:paragraph-rsid="00d4df5c"/>
    </style:style>
    <style:style style:name="P48" style:family="paragraph" style:parent-style-name="Footer">
      <style:text-properties officeooo:paragraph-rsid="00d4df5c"/>
    </style:style>
    <style:style style:name="P49" style:family="paragraph" style:parent-style-name="Footer">
      <style:text-properties officeooo:paragraph-rsid="00863005"/>
    </style:style>
    <style:style style:name="P50" style:family="paragraph" style:parent-style-name="Footer">
      <style:text-properties officeooo:paragraph-rsid="00a59a60"/>
    </style:style>
    <style:style style:name="P51" style:family="paragraph" style:parent-style-name="Footer">
      <style:text-properties officeooo:paragraph-rsid="004274b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paragraph-rsid="030c4d7d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paragraph-properties fo:text-align="start" style:justify-single-word="false"/>
      <style:text-properties officeooo:paragraph-rsid="02a56131"/>
    </style:style>
    <style:style style:name="P76" style:family="paragraph" style:parent-style-name="Header">
      <style:paragraph-properties fo:text-align="center" style:justify-single-word="false"/>
      <style:text-properties officeooo:paragraph-rsid="00ab054e"/>
    </style:style>
    <style:style style:name="P77" style:family="paragraph" style:parent-style-name="Header">
      <style:paragraph-properties fo:text-align="center" style:justify-single-word="false"/>
      <style:text-properties officeooo:paragraph-rsid="00c10aa6"/>
    </style:style>
    <style:style style:name="P78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0" style:family="paragraph" style:parent-style-name="_5f_Header_20_G_20_page_20_impaire_20__28_D_29_">
      <style:text-properties officeooo:paragraph-rsid="01259ec2"/>
    </style:style>
    <style:style style:name="P81" style:family="paragraph" style:parent-style-name="_5f_Header_20_G_20_page_20_impaire_20__28_D_29_">
      <style:text-properties officeooo:paragraph-rsid="00c87b35"/>
    </style:style>
    <style:style style:name="P8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1" style:family="paragraph" style:parent-style-name="_5f_Paragraphe">
      <style:text-properties officeooo:paragraph-rsid="00db13ac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remier_5f_Titre_5f_Exercices_5f_avec_5f_Num_5f_Exo_5f_sans_5f_Titre" style:master-page-name="_35__5f_2_5f_SERIE_5f_G_5f_GAUCHE_5f_ET_5f_DROITE_5f_1COL">
      <style:paragraph-properties style:page-number="auto"/>
    </style:style>
    <style:style style:name="P108" style:family="paragraph" style:parent-style-name="_5f_Premier_5f_Titre_5f_Exercices_5f_avec_5f_Num_5f_Exo_5f_sans_5f_Titre" style:master-page-name="_35__5f_2_5f_SERIE_5f_G_5f_GAUCHE_5f_ET_5f_DROITE_5f_2COL">
      <style:paragraph-properties style:page-number="253" fo:break-before="auto" fo:break-after="auto"/>
    </style:style>
    <style:style style:name="P109" style:family="paragraph">
      <style:paragraph-properties fo:text-align="center"/>
      <style:text-properties fo:font-size="12pt"/>
    </style:style>
    <style:style style:name="P1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text-align="center"/>
    </style:style>
    <style:style style:name="P11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d7e12c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1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18" style:family="paragraph">
      <loext:graphic-properties draw:fill="solid" draw:fill-color="#1ca2b8"/>
    </style:style>
    <style:style style:name="P1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62e4e"/>
    </style:style>
    <style:style style:name="P1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indent="0cm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AR PL KaitiM GB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2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ff660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bf00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d7e12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de9ad5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9d0f8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36" style:family="text">
      <style:text-properties fo:font-variant="small-caps" officeooo:rsid="0096b4e2"/>
    </style:style>
    <style:style style:name="T37" style:family="text">
      <style:text-properties fo:font-variant="small-caps" officeooo:rsid="00a847d5"/>
    </style:style>
    <style:style style:name="T38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55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56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57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58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59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0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1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2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3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4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" fo:font-size="16pt" fo:font-weight="bold" officeooo:rsid="01a13e78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96b4e2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32e83a"/>
    </style:style>
    <style:style style:name="T150" style:family="text">
      <style:text-properties officeooo:rsid="002b33ed"/>
    </style:style>
    <style:style style:name="T151" style:family="text">
      <style:text-properties officeooo:rsid="008d016c"/>
    </style:style>
    <style:style style:name="T152" style:family="text">
      <style:text-properties officeooo:rsid="01fe03f2"/>
    </style:style>
    <style:style style:name="T153" style:family="text">
      <style:text-properties officeooo:rsid="010c4d3a"/>
    </style:style>
    <style:style style:name="T154" style:family="text">
      <style:text-properties officeooo:rsid="00b6801f"/>
    </style:style>
    <style:style style:name="T155" style:family="text">
      <style:text-properties fo:font-size="16pt" style:font-size-asian="16pt" style:font-size-complex="16pt"/>
    </style:style>
    <style:style style:name="T156" style:family="text">
      <style:text-properties officeooo:rsid="01f8729d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60d7ef"/>
    </style:style>
    <style:style style:name="T161" style:family="text">
      <style:text-properties officeooo:rsid="02735980"/>
    </style:style>
    <style:style style:name="T162" style:family="text">
      <style:text-properties officeooo:rsid="02757f12"/>
    </style:style>
    <style:style style:name="T163" style:family="text">
      <style:text-properties officeooo:rsid="0272f9e5"/>
    </style:style>
    <style:style style:name="T164" style:family="text">
      <style:text-properties officeooo:rsid="026ec296"/>
    </style:style>
    <style:style style:name="T165" style:family="text">
      <style:text-properties officeooo:rsid="0268e0aa"/>
    </style:style>
    <style:style style:name="T166" style:family="text">
      <style:text-properties officeooo:rsid="0072f07f"/>
    </style:style>
    <style:style style:name="T16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8" style:family="text">
      <style:text-properties officeooo:rsid="014407b5"/>
    </style:style>
    <style:style style:name="T169" style:family="text">
      <style:text-properties officeooo:rsid="00a59a60"/>
    </style:style>
    <style:style style:name="T170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officeooo:rsid="0334a5be"/>
    </style:style>
    <style:style style:name="T176" style:family="text">
      <style:text-properties officeooo:rsid="0315af39"/>
    </style:style>
    <style:style style:name="T177" style:family="text">
      <style:text-properties officeooo:rsid="00a4cf55"/>
    </style:style>
    <style:style style:name="T178" style:family="text">
      <style:text-properties officeooo:rsid="009e3fd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8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AR PL KaitiM GB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5.108cm" fo:min-width="4.858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8" style:family="graphic">
      <style:graphic-properties style:run-through="foreground"/>
    </style:style>
    <style:style style:name="gr29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stroke-linejoin="none" draw:fill="solid" draw:fill-color="#7fb241" draw:opacity="50%" draw:textarea-horizontal-align="justify" draw:textarea-vertical-align="middle" draw:auto-grow-height="false" fo:min-height="1.076cm" fo:min-width="0.755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fill="solid" draw:fill-color="#729fcf" draw:opacity="50%" draw:textarea-horizontal-align="justify" draw:textarea-vertical-align="middle" draw:auto-grow-height="false" fo:min-height="3.679cm" fo:min-width="3.429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32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3.639cm" fo:min-width="3.388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5.622cm" fo:min-width="5.371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7.678cm" fo:min-width="7.428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5.336cm" fo:min-width="5.087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3.679cm" fo:min-width="3.429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2.485cm" fo:min-width="2.233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1.679cm" fo:min-width="1.429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draw:fill="solid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fill="solid" draw:fill-color="#7fb241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49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draw:fill="solid" draw:fill-color="#ff660d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50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draw:fill="solid" draw:fill-color="#bf0041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51" style:family="graphic">
      <style:graphic-properties draw:stroke="solid" svg:stroke-width="0.071cm" svg:stroke-color="#d7e12c" draw:marker-start="" draw:marker-start-width="0.31cm" draw:marker-start-center="false" draw:marker-end="" draw:marker-end-width="0.31cm" draw:marker-end-center="false" draw:fill="solid" draw:fill-color="#d7e12c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52" style:family="graphic">
      <style:graphic-properties draw:stroke="solid" svg:stroke-width="0.071cm" svg:stroke-color="#de9ad5" draw:marker-start="" draw:marker-start-width="0.31cm" draw:marker-start-center="false" draw:marker-end="" draw:marker-end-width="0.31cm" draw:marker-end-center="false" draw:fill="solid" draw:fill-color="#de9ad5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53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draw:fill="solid" draw:fill-color="#1ca2b8" draw:opacity="50%" draw:textarea-horizontal-align="justify" draw:textarea-vertical-align="middle" draw:auto-grow-height="false" fo:min-height="2.651cm" fo:min-width="2.401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55" style:family="graphic">
      <style:graphic-properties draw:stroke="solid" svg:stroke-width="0.071cm" svg:stroke-color="#9d0f89" draw:marker-start="" draw:marker-start-width="0.31cm" draw:marker-start-center="false" draw:marker-end="" draw:marker-end-width="0.31cm" draw:marker-end-center="false" draw:fill="solid" draw:fill-color="#9d0f89" draw:opacity="50%" draw:textarea-horizontal-align="justify" draw:textarea-vertical-align="middle" draw:auto-grow-height="false" fo:min-height="2.651cm" fo:min-width="2.402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56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fill="solid" draw:fill-color="#7fb241" draw:opacity="50%" draw:textarea-horizontal-align="justify" draw:textarea-vertical-align="middle" draw:auto-grow-height="false" fo:min-height="2.651cm" fo:min-width="2.401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57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draw:fill="solid" draw:fill-color="#ff660d" draw:opacity="50%" draw:textarea-horizontal-align="justify" draw:textarea-vertical-align="middle" draw:auto-grow-height="false" fo:min-height="2.651cm" fo:min-width="2.402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58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5.62cm" fo:min-width="5.369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5" draw:z-index="376" draw:name="Shape3_0" draw:style-name="gr1" draw:text-style-name="P109" svg:x1="8.2cm" svg:y1="1.337cm" svg:x2="22.024cm" svg:y2="1.337cm">
        <text:p/>
      </draw:line>
      <draw:line text:anchor-type="page" text:anchor-page-number="4" draw:z-index="375" draw:name="Shape3_41" draw:style-name="gr1" draw:text-style-name="P109" svg:x1="8.2cm" svg:y1="1.337cm" svg:x2="22.024cm" svg:y2="1.337cm">
        <text:p/>
      </draw:line>
      <draw:line text:anchor-type="page" text:anchor-page-number="3" draw:z-index="374" draw:name="Shape3_40" draw:style-name="gr1" draw:text-style-name="P109" svg:x1="8.2cm" svg:y1="1.337cm" svg:x2="22.024cm" svg:y2="1.337cm">
        <text:p/>
      </draw:line>
      <draw:line text:anchor-type="page" text:anchor-page-number="2" draw:z-index="373" draw:name="Shape3_12" draw:style-name="gr1" draw:text-style-name="P109" svg:x1="8.2cm" svg:y1="1.337cm" svg:x2="22.024cm" svg:y2="1.337cm">
        <text:p/>
      </draw:line>
      <draw:line text:anchor-type="page" text:anchor-page-number="1" draw:z-index="372" draw:name="Shape3" draw:style-name="gr1" draw:text-style-name="P109" svg:x1="8.2cm" svg:y1="1.337cm" svg:x2="22.024cm" svg:y2="1.337cm">
        <text:p/>
      </draw:line>
      <draw:frame text:anchor-type="page" text:anchor-page-number="5" draw:z-index="237" draw:name="Shape2_12" draw:style-name="gr11" draw:text-style-name="P116" svg:width="3.918cm" svg:height="1.031cm" draw:transform="rotate (0.0876155284501153) translate (0.137583333333333cm 0.342194444444444cm)">
        <draw:text-box>
          <text:p text:style-name="P111"><text:span text:style-name="T181">Fiche supplémentaire</text:span></text:p>
        </draw:text-box>
      </draw:frame>
      <draw:frame text:anchor-type="page" text:anchor-page-number="5" draw:z-index="236" draw:name="Shape2_1" draw:style-name="gr12" draw:text-style-name="P117" svg:width="2.701cm" svg:height="0.715cm" draw:transform="rotate (0.0876155284501153) translate (1.13594444444444cm 1.31233333333333cm)">
        <draw:text-box>
          <text:p text:style-name="P111"><text:span text:style-name="T182">Série 2</text:span></text:p>
        </draw:text-box>
      </draw:frame>
      <draw:path text:anchor-type="page" text:anchor-page-number="5" draw:z-index="235" draw:name="Shape1_5" draw:style-name="gr13" draw:text-style-name="P118" svg:width="4.329cm" svg:height="2.24cm" svg:x="0cm" svg:y="0.02cm" svg:viewBox="0 0 4330 2241" svg:d="M0 2241l3984-288c209-15 363-168 345-342l-170-1611h-4159z">
        <text:p/>
      </draw:path>
      <draw:frame text:anchor-type="page" text:anchor-page-number="4" draw:z-index="21" draw:name="Shape2_11" draw:style-name="gr11" draw:text-style-name="P116" svg:width="3.918cm" svg:height="1.031cm" draw:transform="rotate (0.0876155284501153) translate (0.137583333333333cm 0.342194444444444cm)">
        <draw:text-box>
          <text:p text:style-name="P111"><text:span text:style-name="T181">Fiche supplémentaire</text:span></text:p>
        </draw:text-box>
      </draw:frame>
      <draw:frame text:anchor-type="page" text:anchor-page-number="3" draw:z-index="20" draw:name="Shape2_10" draw:style-name="gr11" draw:text-style-name="P116" svg:width="3.918cm" svg:height="1.031cm" draw:transform="rotate (0.0876155284501153) translate (0.137583333333333cm 0.342194444444444cm)">
        <draw:text-box>
          <text:p text:style-name="P111"><text:span text:style-name="T181">Fiche supplémentaire</text:span></text:p>
        </draw:text-box>
      </draw:frame>
      <draw:frame text:anchor-type="page" text:anchor-page-number="1" draw:z-index="19" draw:name="Shape2_7" draw:style-name="gr11" draw:text-style-name="P116" svg:width="3.918cm" svg:height="1.031cm" draw:transform="rotate (0.0876155284501153) translate (0.137583333333333cm 0.342194444444444cm)">
        <draw:text-box>
          <text:p text:style-name="P111"><text:span text:style-name="T181">Fiche supplémentaire</text:span></text:p>
        </draw:text-box>
      </draw:frame>
      <draw:frame text:anchor-type="page" text:anchor-page-number="2" draw:z-index="18" draw:name="Shape2_6" draw:style-name="gr11" draw:text-style-name="P116" svg:width="3.918cm" svg:height="1.031cm" draw:transform="rotate (0.0876155284501153) translate (0.137583333333333cm 0.342194444444444cm)">
        <draw:text-box>
          <text:p text:style-name="P111"><text:span text:style-name="T181">Fiche supplémentaire</text:span></text:p>
        </draw:text-box>
      </draw:frame>
      <draw:frame text:anchor-type="page" text:anchor-page-number="4" draw:z-index="10" draw:name="Shape2_3" draw:style-name="gr12" draw:text-style-name="P117" svg:width="2.701cm" svg:height="0.715cm" draw:transform="rotate (0.0876155284501153) translate (1.13594444444444cm 1.31233333333333cm)">
        <draw:text-box>
          <text:p text:style-name="P111"><text:span text:style-name="T182">Série 2</text:span></text:p>
        </draw:text-box>
      </draw:frame>
      <draw:frame text:anchor-type="page" text:anchor-page-number="2" draw:z-index="9" draw:name="Shape2_4" draw:style-name="gr12" draw:text-style-name="P117" svg:width="2.701cm" svg:height="0.715cm" draw:transform="rotate (0.0876155284501153) translate (1.13594444444444cm 1.38288888888889cm)">
        <draw:text-box>
          <text:p text:style-name="P111"><text:span text:style-name="T182">Série 2</text:span></text:p>
        </draw:text-box>
      </draw:frame>
      <draw:frame text:anchor-type="page" text:anchor-page-number="1" draw:z-index="8" draw:name="Shape2_2" draw:style-name="gr12" draw:text-style-name="P117" svg:width="2.701cm" svg:height="0.715cm" draw:transform="rotate (0.0876155284501153) translate (1.13594444444444cm 1.38288888888889cm)">
        <draw:text-box>
          <text:p text:style-name="P111"><text:span text:style-name="T182">Série 2</text:span></text:p>
        </draw:text-box>
      </draw:frame>
      <draw:path text:anchor-type="page" text:anchor-page-number="1" draw:z-index="7" draw:name="Shape1_3" draw:style-name="gr13" draw:text-style-name="P118" svg:width="4.329cm" svg:height="2.24cm" svg:x="0cm" svg:y="0.02cm" svg:viewBox="0 0 4330 2241" svg:d="M0 2241l3984-288c209-15 363-168 345-342l-170-1611h-4159z">
        <text:p/>
      </draw:path>
      <draw:path text:anchor-type="page" text:anchor-page-number="4" draw:z-index="6" draw:name="Shape1_2" draw:style-name="gr13" draw:text-style-name="P118" svg:width="4.329cm" svg:height="2.24cm" svg:x="0cm" svg:y="0.02cm" svg:viewBox="0 0 4330 2241" svg:d="M0 2241l3984-288c209-15 363-168 345-342l-170-1611h-4159z">
        <text:p/>
      </draw:path>
      <draw:frame text:anchor-type="page" text:anchor-page-number="3" draw:z-index="5" draw:name="Shape2_8" draw:style-name="gr12" draw:text-style-name="P117" svg:width="2.701cm" svg:height="0.715cm" draw:transform="rotate (0.0876155284501153) translate (1.13594444444444cm 1.31233333333333cm)">
        <draw:text-box>
          <text:p text:style-name="P111"><text:span text:style-name="T182">Série 2</text:span></text:p>
        </draw:text-box>
      </draw:frame>
      <draw:path text:anchor-type="page" text:anchor-page-number="3" draw:z-index="4" draw:name="Shape1_0" draw:style-name="gr13" draw:text-style-name="P118" svg:width="4.329cm" svg:height="2.24cm" svg:x="0cm" svg:y="0.02cm" svg:viewBox="0 0 4330 2241" svg:d="M0 2241l3984-288c209-15 363-168 345-342l-170-1611h-4159z">
        <text:p/>
      </draw:path>
      <draw:frame text:anchor-type="page" text:anchor-page-number="4" draw:z-index="3" draw:name="Shape2_5" draw:style-name="gr12" draw:text-style-name="P117" svg:width="2.701cm" svg:height="0.715cm" draw:transform="rotate (0.0876155284501153) translate (1.13594444444444cm 0.936625cm)">
        <draw:text-box>
          <text:p text:style-name="P111"><text:span text:style-name="T182">Série </text:span></text:p>
        </draw:text-box>
      </draw:frame>
      <draw:frame text:anchor-type="page" text:anchor-page-number="3" draw:z-index="2" draw:name="Shape2_0" draw:style-name="gr12" draw:text-style-name="P117" svg:width="2.701cm" svg:height="0.715cm" draw:transform="rotate (0.0876155284501153) translate (1.13594444444444cm 0.936625cm)">
        <draw:text-box>
          <text:p text:style-name="P111"><text:span text:style-name="T182">Série</text:span></text:p>
        </draw:text-box>
      </draw:frame>
      <draw:frame text:anchor-type="page" text:anchor-page-number="4" draw:z-index="1" draw:name="Shape2_9" draw:style-name="gr12" draw:text-style-name="P117" svg:width="2.701cm" svg:height="0.715cm" draw:transform="rotate (0.0876155284501153) translate (1.13594444444444cm 1.38288888888889cm)">
        <draw:text-box>
          <text:p text:style-name="P111"><text:span text:style-name="T182">Série 1</text:span></text:p>
        </draw:text-box>
      </draw:frame>
      <draw:path text:anchor-type="page" text:anchor-page-number="2" draw:z-index="0" draw:name="Shape1" draw:style-name="gr13" draw:text-style-name="P118" svg:width="4.329cm" svg:height="2.24cm" svg:x="0cm" svg:y="0.02cm" svg:viewBox="0 0 4330 2241" svg:d="M0 2241l3984-288c209-15 363-168 345-342l-170-1611h-4159z">
        <text:p/>
      </draw:path>
      <text:list xml:id="list2709537133" text:style-name="_5f_Numérotation_20_des_20_exercices">
        <text:list-item text:start-value="1">
          <text:h text:style-name="P108" text:outline-level="1" text:restart-numbering="true" text:start-value="1"><text:span text:style-name="_5f_Caractères">La figure ci-dessous n’est pas construite en vraie grandeur.</text:span></text:h>
        </text:list-item>
      </text:list>
      <text:h text:style-name="_5f_Paragraphe" text:outline-level="1"><draw:g text:anchor-type="paragraph" draw:z-index="11" draw:name="Shape12" draw:style-name="gr22"><draw:line draw:style-name="gr25" draw:text-style-name="P123" svg:x1="-0.053cm" svg:y1="0.566cm" svg:x2="-0.053cm" svg:y2="4.373cm"><text:p/></draw:line><draw:line draw:style-name="gr25" draw:text-style-name="P123" svg:x1="2.744cm" svg:y1="4.369cm" svg:x2="-0.053cm" svg:y2="4.369cm"><text:p/></draw:line><draw:line draw:style-name="gr25" draw:text-style-name="P123" svg:x1="-0.053cm" svg:y1="0.566cm" svg:x2="2.744cm" svg:y2="4.373cm"><text:p/></draw:line><draw:line draw:style-name="gr24" draw:text-style-name="P123" svg:x1="-0.053cm" svg:y1="4.242cm" svg:x2="0.087cm" svg:y2="4.242cm"><text:p/></draw:line><draw:line draw:style-name="gr24" draw:text-style-name="P123" svg:x1="0.087cm" svg:y1="4.369cm" svg:x2="0.087cm" svg:y2="4.242cm"><text:p/></draw:line><draw:line draw:style-name="gr60" draw:text-style-name="P123" svg:x1="9.035cm" svg:y1="0.566cm" svg:x2="2.741cm" svg:y2="4.373cm"><text:p/></draw:line><draw:line draw:style-name="gr60" draw:text-style-name="P123" svg:x1="9.035cm" svg:y1="0.566cm" svg:x2="2.741cm" svg:y2="4.373cm"><text:p/></draw:line><draw:line draw:style-name="gr60" draw:text-style-name="P123" svg:x1="9.035cm" svg:y1="4.369cm" svg:x2="2.741cm" svg:y2="4.369cm"><text:p/></draw:line><draw:line draw:style-name="gr60" draw:text-style-name="P123" svg:x1="9.038cm" svg:y1="4.373cm" svg:x2="9.038cm" svg:y2="0.566cm"><text:p/></draw:line><draw:line draw:style-name="gr24" draw:text-style-name="P123" svg:x1="8.897cm" svg:y1="4.242cm" svg:x2="9.037cm" svg:y2="4.242cm"><text:p/></draw:line><draw:line draw:style-name="gr24" draw:text-style-name="P123" svg:x1="8.897cm" svg:y1="4.369cm" svg:x2="8.897cm" svg:y2="4.242cm"><text:p/></draw:line><draw:line draw:style-name="gr24" draw:text-style-name="P123" svg:x1="2.796cm" svg:y1="4.175cm" svg:x2="2.674cm" svg:y2="4.245cm"><text:p/></draw:line><draw:line draw:style-name="gr24" draw:text-style-name="P123" svg:x1="2.794cm" svg:y1="4.175cm" svg:x2="2.882cm" svg:y2="4.308cm"><text:p/></draw:line><draw:frame draw:style-name="gr26" draw:text-style-name="P125" svg:width="0.63cm" svg:height="0.664cm" svg:x="-0.535cm" svg:y="0.009cm"><draw:text-box><text:p text:style-name="P124"><text:span text:style-name="T183">D</text:span></text:p></draw:text-box></draw:frame><draw:frame draw:style-name="gr26" draw:text-style-name="P125" svg:width="0.63cm" svg:height="0.664cm" svg:x="8.953cm" svg:y="0.15cm"><draw:text-box><text:p text:style-name="P124"><text:span text:style-name="T183">F</text:span></text:p></draw:text-box></draw:frame><draw:frame draw:style-name="gr26" draw:text-style-name="P125" svg:width="0.63cm" svg:height="0.664cm" svg:x="8.967cm" svg:y="4.332cm"><draw:text-box><text:p text:style-name="P124"><text:span text:style-name="T183">E</text:span></text:p></draw:text-box></draw:frame><draw:frame draw:style-name="gr26" draw:text-style-name="P125" svg:width="0.63cm" svg:height="0.664cm" svg:x="-0.683cm" svg:y="4.371cm"><draw:text-box><text:p text:style-name="P124"><text:span text:style-name="T183">A</text:span></text:p></draw:text-box></draw:frame><draw:frame draw:style-name="gr26" draw:text-style-name="P125" svg:width="0.63cm" svg:height="0.664cm" svg:x="2.464cm" svg:y="4.396cm"><draw:text-box><text:p text:style-name="P124"><text:span text:style-name="T183">C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410839435" text:style-name="_5f_Numérotation_20_des_20_exercices">
        <text:list-item>
          <text:list>
            <text:list-item>
              <text:p text:style-name="_5f_Paragraphe_5f_avec_5f_Num_5f_Question"><text:span text:style-name="_5f_Caractères">Reproduis-la ci-dessous, sachant que les points A, C et E sont alignés et que <text:line-break/>AD = 4 cm, DC = 5,5 cm et AE = 6,5 cm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61441465313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édige un programme de construction de cette figur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span></text:p>
      <text:p text:style-name="_5f_Paragraphe_5f_Réponse_5f_Pointillés_5f_Grisés"/>
      <text:list xml:id="list224614419733581" text:continue-list="list2709537133" text:style-name="_5f_Numérotation_20_des_20_exercices">
        <text:list-item>
          <text:h text:style-name="_5f_Titre_5f_Exercices_5f_sans_5f_Titre" text:outline-level="1"><draw:g text:anchor-type="paragraph" draw:z-index="12" draw:name="Shape16" draw:style-name="gr22"><draw:custom-shape draw:style-name="gr54" draw:text-style-name="P130" svg:width="4.201cm" svg:height="4.201cm" svg:x="0.555cm" svg:y="4.1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136" svg:width="4.202cm" svg:height="4.201cm" svg:x="2.654cm" svg:y="2.0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6" draw:text-style-name="P126" svg:width="4.201cm" svg:height="4.201cm" svg:x="4.755cm" svg:y="4.1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7" draw:text-style-name="P131" svg:width="4.202cm" svg:height="4.201cm" svg:x="2.654cm" svg:y="6.2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7" draw:text-style-name="P123" svg:x1="2.653cm" svg:y1="4.117cm" svg:x2="6.853cm" svg:y2="8.317cm"><text:p/></draw:line><draw:line draw:style-name="gr27" draw:text-style-name="P123" svg:x1="6.853cm" svg:y1="4.117cm" svg:x2="2.653cm" svg:y2="8.317cm"><text:p/></draw:line><draw:custom-shape draw:style-name="gr58" draw:text-style-name="P123" svg:width="8.4cm" svg:height="8.4cm" svg:x="0.555cm" svg:y="2.0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6" draw:text-style-name="P125" svg:width="0.9cm" svg:height="0.671cm" svg:x="1.956cm" svg:y="3.455cm"><draw:text-box><text:p text:style-name="P124"><text:span text:style-name="T183">P</text:span></text:p></draw:text-box></draw:frame><draw:frame draw:style-name="gr36" draw:text-style-name="P125" svg:width="0.9cm" svg:height="0.671cm" svg:x="6.755cm" svg:y="3.517cm"><draw:text-box><text:p text:style-name="P124"><text:span text:style-name="T183">R</text:span></text:p></draw:text-box></draw:frame><draw:frame draw:style-name="gr35" draw:text-style-name="P125" svg:width="0.9cm" svg:height="0.673cm" svg:x="6.755cm" svg:y="8.317cm"><draw:text-box><text:p text:style-name="P124"><text:span text:style-name="T183">M</text:span></text:p></draw:text-box></draw:frame><draw:frame draw:style-name="gr35" draw:text-style-name="P125" svg:width="0.9cm" svg:height="0.673cm" svg:x="1.956cm" svg:y="8.317cm"><draw:text-box><text:p text:style-name="P124"><text:span text:style-name="T183">N</text:span></text:p></draw:text-box></draw:frame><draw:frame draw:style-name="gr36" draw:text-style-name="P125" svg:width="0.9cm" svg:height="0.671cm" svg:x="4.455cm" svg:y="6.517cm"><draw:text-box><text:p text:style-name="P124"><text:span text:style-name="T183">O</text:span></text:p></draw:text-box></draw:frame><draw:frame draw:style-name="gr59" draw:text-style-name="P137" svg:width="0.902cm" svg:height="0.664cm" svg:x="1.054cm" svg:y="2.556cm"><draw:text-box><text:p text:style-name="P124"><text:span text:style-name="T185">c</text:span></text:p></draw:text-box></draw:frame><draw:g draw:style-name="gr28"><draw:line draw:style-name="gr27" draw:text-style-name="P123" svg:x1="4.855cm" svg:y1="1.917cm" svg:x2="4.655cm" svg:y2="2.117cm"><text:p/></draw:line><draw:line draw:style-name="gr27" draw:text-style-name="P123" svg:x1="4.655cm" svg:y1="1.917cm" svg:x2="4.855cm" svg:y2="2.117cm"><text:p/></draw:line></draw:g><draw:g draw:style-name="gr28"><draw:line draw:style-name="gr27" draw:text-style-name="P123" svg:x1="9.053cm" svg:y1="6.117cm" svg:x2="8.853cm" svg:y2="6.317cm"><text:p/></draw:line><draw:line draw:style-name="gr27" draw:text-style-name="P123" svg:x1="8.853cm" svg:y1="6.117cm" svg:x2="9.053cm" svg:y2="6.317cm"><text:p/></draw:line></draw:g><draw:g draw:style-name="gr28"><draw:line draw:style-name="gr27" draw:text-style-name="P123" svg:x1="4.855cm" svg:y1="10.317cm" svg:x2="4.655cm" svg:y2="10.517cm"><text:p/></draw:line><draw:line draw:style-name="gr27" draw:text-style-name="P123" svg:x1="4.655cm" svg:y1="10.317cm" svg:x2="4.855cm" svg:y2="10.517cm"><text:p/></draw:line></draw:g><draw:g draw:style-name="gr28"><draw:line draw:style-name="gr27" draw:text-style-name="P123" svg:x1="0.655cm" svg:y1="6.117cm" svg:x2="0.455cm" svg:y2="6.317cm"><text:p/></draw:line><draw:line draw:style-name="gr27" draw:text-style-name="P123" svg:x1="0.455cm" svg:y1="6.117cm" svg:x2="0.655cm" svg:y2="6.317cm"><text:p/></draw:line></draw:g><draw:frame draw:style-name="gr35" draw:text-style-name="P125" svg:width="0.9cm" svg:height="0.673cm" svg:x="8.955cm" svg:y="5.854cm"><draw:text-box><text:p text:style-name="P124"><text:span text:style-name="T183">B</text:span></text:p></draw:text-box></draw:frame><draw:frame draw:style-name="gr35" draw:text-style-name="P125" svg:width="0.9cm" svg:height="0.673cm" svg:x="-0.145cm" svg:y="5.955cm"><draw:text-box><text:p text:style-name="P124"><text:span text:style-name="T183">A</text:span></text:p></draw:text-box></draw:frame><draw:frame draw:style-name="gr36" draw:text-style-name="P125" svg:width="0.9cm" svg:height="0.671cm" svg:x="4.455cm" svg:y="1.217cm"><draw:text-box><text:p text:style-name="P124"><text:span text:style-name="T183">C</text:span></text:p></draw:text-box></draw:frame><draw:frame draw:style-name="gr35" draw:text-style-name="P125" svg:width="0.9cm" svg:height="0.673cm" svg:x="4.399cm" svg:y="10.619cm"><draw:text-box><text:p text:style-name="P124"><text:span text:style-name="T183">D</text:span></text:p></draw:text-box></draw:frame></draw:g><text:span text:style-name="_5f_Caractères">Reproduis en vraie grandeur la figure ci-dessous dans laquelle le cercle (c) a pour centre O et pour diamètre [AB], avec AB = 8 cm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615936210237" text:continue-numbering="true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Reproduis (verticalement) la figure ci-dessous en vraie grandeur sachant que <text:line-break/>AB = 2 cm et BC = 1 cm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13" draw:name="Shape17" draw:style-name="gr22"><draw:ellipse draw:style-name="gr45" draw:text-style-name="P130" svg:width="1.712cm" svg:height="1.758cm" svg:x="0.312cm" svg:y="0.221cm" draw:kind="cut" draw:start-angle="0.46" draw:end-angle="179.61"><text:p/></draw:ellipse><draw:frame draw:style-name="gr46" draw:text-style-name="P125" svg:width="0.428cm" svg:height="0.69cm" svg:x="-0.069cm" svg:y="0.999cm"><draw:text-box><text:p text:style-name="P124"><text:span text:style-name="T183">A</text:span></text:p></draw:text-box></draw:frame><draw:frame draw:style-name="gr46" draw:text-style-name="P125" svg:width="0.429cm" svg:height="0.69cm" svg:x="1.543cm" svg:y="1.046cm"><draw:text-box><text:p text:style-name="P124"><text:span text:style-name="T183">B</text:span></text:p></draw:text-box></draw:frame><draw:frame draw:style-name="gr47" draw:text-style-name="P125" svg:width="0.429cm" svg:height="0.689cm" svg:x="1.972cm" svg:y="0.503cm"><draw:text-box><text:p text:style-name="P124"><text:span text:style-name="T183">C</text:span></text:p></draw:text-box></draw:frame><draw:frame draw:style-name="gr46" draw:text-style-name="P125" svg:width="0.429cm" svg:height="0.69cm" svg:x="3.965cm" svg:y="0.471cm"><draw:text-box><text:p text:style-name="P124"><text:span text:style-name="T183">D</text:span></text:p></draw:text-box></draw:frame><draw:frame draw:style-name="gr46" draw:text-style-name="P125" svg:width="0.426cm" svg:height="0.69cm" svg:x="4.542cm" svg:y="1.094cm"><draw:text-box><text:p text:style-name="P124"><text:span text:style-name="T183">E</text:span></text:p></draw:text-box></draw:frame><draw:frame draw:style-name="gr46" draw:text-style-name="P125" svg:width="0.428cm" svg:height="0.69cm" svg:x="5.87cm" svg:y="1.044cm"><draw:text-box><text:p text:style-name="P124"><text:span text:style-name="T183">F</text:span></text:p></draw:text-box></draw:frame><draw:frame draw:style-name="gr46" draw:text-style-name="P125" svg:width="0.428cm" svg:height="0.69cm" svg:x="6.249cm" svg:y="0.565cm"><draw:text-box><text:p text:style-name="P124"><text:span text:style-name="T183">G</text:span></text:p></draw:text-box></draw:frame><draw:frame draw:style-name="gr47" draw:text-style-name="P125" svg:width="0.429cm" svg:height="0.689cm" svg:x="8.347cm" svg:y="0.533cm"><draw:text-box><text:p text:style-name="P124"><text:span text:style-name="T183">H</text:span></text:p></draw:text-box></draw:frame><draw:frame draw:style-name="gr47" draw:text-style-name="P125" svg:width="0.428cm" svg:height="0.689cm" svg:x="8.816cm" svg:y="0.856cm"><draw:text-box><text:p text:style-name="P124"><text:span text:style-name="T183">I</text:span></text:p></draw:text-box></draw:frame><draw:g draw:style-name="gr28"><draw:line draw:style-name="gr27" draw:text-style-name="P123" svg:x1="0.363cm" svg:y1="1.041cm" svg:x2="0.268cm" svg:y2="1.136cm"><text:p/></draw:line><draw:line draw:style-name="gr27" draw:text-style-name="P123" svg:x1="0.268cm" svg:y1="1.041cm" svg:x2="0.363cm" svg:y2="1.136cm"><text:p/></draw:line></draw:g><draw:ellipse draw:style-name="gr48" draw:text-style-name="P126" svg:width="1.71cm" svg:height="1.758cm" svg:x="4.588cm" svg:y="0.221cm" draw:kind="cut" draw:start-angle="0.46" draw:end-angle="179.61"><text:p/></draw:ellipse><draw:ellipse draw:style-name="gr49" draw:text-style-name="P131" svg:width="1.712cm" svg:height="1.758cm" svg:x="6.726cm" svg:y="0.203cm" draw:kind="cut" draw:start-angle="0.46" draw:end-angle="179.61"><text:p/></draw:ellipse><draw:ellipse draw:style-name="gr50" draw:text-style-name="P132" svg:width="1.712cm" svg:height="1.758cm" svg:x="2.402cm" svg:y="0.203cm" draw:kind="cut" draw:start-angle="0.46" draw:end-angle="179.61"><text:p/></draw:ellipse><draw:ellipse draw:style-name="gr51" draw:text-style-name="P133" svg:width="2.567cm" svg:height="2.64cm" draw:transform="skewX (0.000698131700797732) rotate (3.1394982584874) translate (4.58434722222222cm 2.40770833333333cm)" draw:kind="cut" draw:start-angle="0.46" draw:end-angle="179.61"><text:p/></draw:ellipse><draw:ellipse draw:style-name="gr52" draw:text-style-name="P134" svg:width="2.569cm" svg:height="2.64cm" draw:transform="rotate (3.1394982584874) translate (8.86354166666667cm 2.40770833333333cm)" draw:kind="cut" draw:start-angle="0.46" draw:end-angle="179.61"><text:p/></draw:ellipse><draw:line draw:style-name="gr53" draw:text-style-name="P123" svg:x1="7.532cm" svg:y1="0.98cm" svg:x2="7.532cm" svg:y2="1.218cm"><text:p/></draw:line><draw:line draw:style-name="gr53" draw:text-style-name="P123" svg:x1="7.581cm" svg:y1="0.98cm" svg:x2="7.581cm" svg:y2="1.218cm"><text:p/></draw:line><draw:line draw:style-name="gr53" draw:text-style-name="P123" svg:x1="5.49cm" svg:y1="0.98cm" svg:x2="5.49cm" svg:y2="1.218cm"><text:p/></draw:line><draw:line draw:style-name="gr53" draw:text-style-name="P123" svg:x1="5.443cm" svg:y1="0.98cm" svg:x2="5.443cm" svg:y2="1.218cm"><text:p/></draw:line><draw:line draw:style-name="gr53" draw:text-style-name="P123" svg:x1="3.257cm" svg:y1="0.933cm" svg:x2="3.257cm" svg:y2="1.171cm"><text:p/></draw:line><draw:line draw:style-name="gr53" draw:text-style-name="P123" svg:x1="3.21cm" svg:y1="0.933cm" svg:x2="3.21cm" svg:y2="1.171cm"><text:p/></draw:line><draw:line draw:style-name="gr53" draw:text-style-name="P123" svg:x1="3.21cm" svg:y1="0.933cm" svg:x2="3.21cm" svg:y2="1.171cm"><text:p/></draw:line><draw:line draw:style-name="gr53" draw:text-style-name="P123" svg:x1="1.119cm" svg:y1="0.98cm" svg:x2="1.119cm" svg:y2="1.218cm"><text:p/></draw:line><draw:line draw:style-name="gr53" draw:text-style-name="P123" svg:x1="1.166cm" svg:y1="0.98cm" svg:x2="1.166cm" svg:y2="1.218cm"><text:p/></draw:line><draw:line draw:style-name="gr53" draw:text-style-name="P123" svg:x1="2.212cm" svg:y1="0.98cm" svg:x2="2.212cm" svg:y2="1.218cm"><text:p/></draw:line><draw:line draw:style-name="gr53" draw:text-style-name="P135" svg:x1="4.35cm" svg:y1="0.98cm" svg:x2="4.35cm" svg:y2="1.218cm"><text:p/></draw:line><draw:line draw:style-name="gr53" draw:text-style-name="P135" svg:x1="4.35cm" svg:y1="0.98cm" svg:x2="4.35cm" svg:y2="1.218cm"><text:p/></draw:line><draw:line draw:style-name="gr53" draw:text-style-name="P135" svg:x1="6.486cm" svg:y1="0.98cm" svg:x2="6.486cm" svg:y2="1.218cm"><text:p/></draw:line><draw:line draw:style-name="gr53" draw:text-style-name="P135" svg:x1="8.626cm" svg:y1="0.98cm" svg:x2="8.626cm" svg:y2="1.218cm"><text:p/></draw:line><draw:g draw:style-name="gr28"><draw:line draw:style-name="gr27" draw:text-style-name="P123" svg:x1="2.068cm" svg:y1="1.046cm" svg:x2="1.973cm" svg:y2="1.141cm"><text:p/></draw:line><draw:line draw:style-name="gr27" draw:text-style-name="P123" svg:x1="1.973cm" svg:y1="1.046cm" svg:x2="2.068cm" svg:y2="1.141cm"><text:p/></draw:line></draw:g><draw:g draw:style-name="gr28"><draw:line draw:style-name="gr27" draw:text-style-name="P123" svg:x1="2.45cm" svg:y1="1.03cm" svg:x2="2.355cm" svg:y2="1.125cm"><text:p/></draw:line><draw:line draw:style-name="gr27" draw:text-style-name="P123" svg:x1="2.355cm" svg:y1="1.03cm" svg:x2="2.45cm" svg:y2="1.125cm"><text:p/></draw:line></draw:g><draw:g draw:style-name="gr28"><draw:line draw:style-name="gr27" draw:text-style-name="P123" svg:x1="4.16cm" svg:y1="1.03cm" svg:x2="4.065cm" svg:y2="1.125cm"><text:p/></draw:line><draw:line draw:style-name="gr27" draw:text-style-name="P123" svg:x1="4.065cm" svg:y1="1.03cm" svg:x2="4.16cm" svg:y2="1.125cm"><text:p/></draw:line></draw:g><draw:g draw:style-name="gr28"><draw:line draw:style-name="gr27" draw:text-style-name="P123" svg:x1="4.635cm" svg:y1="1.049cm" svg:x2="4.54cm" svg:y2="1.144cm"><text:p/></draw:line><draw:line draw:style-name="gr27" draw:text-style-name="P123" svg:x1="4.54cm" svg:y1="1.049cm" svg:x2="4.635cm" svg:y2="1.144cm"><text:p/></draw:line></draw:g><draw:g draw:style-name="gr28"><draw:line draw:style-name="gr27" draw:text-style-name="P123" svg:x1="6.348cm" svg:y1="1.044cm" svg:x2="6.253cm" svg:y2="1.139cm"><text:p/></draw:line><draw:line draw:style-name="gr27" draw:text-style-name="P123" svg:x1="6.253cm" svg:y1="1.044cm" svg:x2="6.348cm" svg:y2="1.139cm"><text:p/></draw:line></draw:g><draw:g draw:style-name="gr28"><draw:line draw:style-name="gr27" draw:text-style-name="P123" svg:x1="6.767cm" svg:y1="1.03cm" svg:x2="6.672cm" svg:y2="1.125cm"><text:p/></draw:line><draw:line draw:style-name="gr27" draw:text-style-name="P123" svg:x1="6.672cm" svg:y1="1.03cm" svg:x2="6.767cm" svg:y2="1.125cm"><text:p/></draw:line></draw:g><draw:g draw:style-name="gr28"><draw:line draw:style-name="gr27" draw:text-style-name="P123" svg:x1="8.483cm" svg:y1="1.044cm" svg:x2="8.388cm" svg:y2="1.139cm"><text:p/></draw:line><draw:line draw:style-name="gr27" draw:text-style-name="P123" svg:x1="8.388cm" svg:y1="1.044cm" svg:x2="8.483cm" svg:y2="1.139cm"><text:p/></draw:line></draw:g><draw:g draw:style-name="gr28"><draw:line draw:style-name="gr27" draw:text-style-name="P123" svg:x1="8.911cm" svg:y1="1.054cm" svg:x2="8.816cm" svg:y2="1.149cm"><text:p/></draw:line><draw:line draw:style-name="gr27" draw:text-style-name="P123" svg:x1="8.816cm" svg:y1="1.054cm" svg:x2="8.911cm" svg:y2="1.149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614828543209" text:continue-numbering="true" text:style-name="_5f_Numérotation_20_des_20_exercices">
        <text:list-item>
          <text:h text:style-name="_5f_Titre_5f_Exercices_5f_sans_5f_Titre" text:outline-level="1"><draw:g text:anchor-type="paragraph" draw:z-index="14" draw:name="Shape18" draw:style-name="gr22"><draw:line draw:style-name="gr44" draw:text-style-name="P123" svg:x1="0.307cm" svg:y1="5.314cm" svg:x2="0.307cm" svg:y2="2.646cm"><text:p/></draw:line><draw:line draw:style-name="gr44" draw:text-style-name="P123" svg:x1="8.312cm" svg:y1="6.522cm" svg:x2="0.307cm" svg:y2="2.646cm"><text:p/></draw:line><draw:line draw:style-name="gr44" draw:text-style-name="P123" svg:x1="0.307cm" svg:y1="5.317cm" svg:x2="8.276cm" svg:y2="5.253cm"><text:p/></draw:line><draw:line draw:style-name="gr44" draw:text-style-name="P123" svg:x1="8.312cm" svg:y1="6.524cm" svg:x2="8.276cm" svg:y2="5.253cm"><text:p/></draw:line><draw:g draw:style-name="gr28"><draw:line draw:style-name="gr24" draw:text-style-name="P123" svg:x1="0.349cm" svg:y1="4.999cm" svg:x2="0.603cm" svg:y2="4.999cm"><text:p/></draw:line><draw:line draw:style-name="gr24" draw:text-style-name="P123" svg:x1="0.603cm" svg:y1="5.253cm" svg:x2="0.603cm" svg:y2="4.999cm"><text:p/></draw:line></draw:g><draw:frame draw:style-name="gr26" draw:text-style-name="P125" svg:width="0.572cm" svg:height="0.664cm" svg:x="-0.197cm" svg:y="5.316cm"><draw:text-box><text:p text:style-name="P124"><text:span text:style-name="T183">A</text:span></text:p></draw:text-box></draw:frame><draw:frame draw:style-name="gr26" draw:text-style-name="P125" svg:width="0.572cm" svg:height="0.664cm" svg:x="-0.208cm" svg:y="2.217cm"><draw:text-box><text:p text:style-name="P124"><text:span text:style-name="T183">P</text:span></text:p></draw:text-box></draw:frame><draw:frame draw:style-name="gr26" draw:text-style-name="P125" svg:width="0.572cm" svg:height="0.664cm" svg:x="5.521cm" svg:y="4.653cm"><draw:text-box><text:p text:style-name="P124"><text:span text:style-name="T183">S</text:span></text:p></draw:text-box></draw:frame><draw:frame draw:style-name="gr26" draw:text-style-name="P125" svg:width="0.572cm" svg:height="0.664cm" svg:x="8.186cm" svg:y="4.872cm"><draw:text-box><text:p text:style-name="P124"><text:span text:style-name="T183">I</text:span></text:p></draw:text-box></draw:frame><draw:frame draw:style-name="gr26" draw:text-style-name="P125" svg:width="0.574cm" svg:height="0.664cm" svg:x="8.248cm" svg:y="6.486cm"><draw:text-box><text:p text:style-name="P124"><text:span text:style-name="T183">F</text:span></text:p></draw:text-box></draw:frame></draw:g><text:span text:style-name="_5f_Caractères">Reproduis la figure ci-dessous en vraie grandeur, sachant que AS = 4,8 cm, AP = 3,6 cm et SI = 3,3 cm. Les droites (AP) et (IF) sont parallèles. Les points P, S, F sont alignés et les points A, S, I sont alignés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P101" text:outline-level="1"/>
      <text:list xml:id="list224615197419948" text:continue-numbering="true" text:style-name="_5f_Numérotation_20_des_20_exercices">
        <text:list-item>
          <text:h text:style-name="P107" text:outline-level="1"><text:span text:style-name="_5f_Caractères">Reproduis la figure ci-dessous, sachant que les cinq quadrilatères colorés sont des carrés. Colorie le dessin que tu as obtenu.</text:span></text:h>
        </text:list-item>
      </text:list>
      <text:h text:style-name="_5f_Paragraphe" text:outline-level="1"><draw:g text:anchor-type="paragraph" draw:z-index="15" draw:name="Shape19" draw:style-name="gr22"><draw:frame draw:style-name="gr37" draw:text-style-name="P128" svg:width="1.802cm" svg:height="0.763cm" svg:x="7.672cm" svg:y="0.115cm"><draw:text-box><text:p text:style-name="P124"><text:span text:style-name="T184">12 cm</text:span></text:p></draw:text-box></draw:frame><draw:custom-shape draw:style-name="gr38" draw:text-style-name="P129" svg:width="0.101cm" svg:height="0.101cm" svg:x="8.548cm" svg:y="4.8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" draw:text-style-name="P123" svg:width="8cm" svg:height="8cm" svg:x="4.553cm" svg:y="0.916cm"><text:p/><draw:enhanced-geometry svg:viewBox="0 0 21600 21600" draw:mirror-horizontal="false" draw:mirror-vertical="false" draw:type="rectangle" draw:enhanced-path="M 0 0 L 21600 0 21600 21600 0 21600 0 0 Z N"/></draw:custom-shape><draw:custom-shape draw:style-name="gr40" draw:text-style-name="P123" svg:width="5.659cm" svg:height="5.658cm" draw:transform="skewX (0.00034906585039886) rotate (-0.787492558499842) translate (8.58131944444444cm 0.903111111111111cm)"><text:p/><draw:enhanced-geometry svg:viewBox="0 0 21600 21600" draw:type="rectangle" draw:enhanced-path="M 0 0 L 21600 0 21600 21600 0 21600 0 0 Z N"/></draw:custom-shape><draw:custom-shape draw:style-name="gr41" draw:text-style-name="P123" svg:width="4.001cm" svg:height="4.001cm" svg:x="6.571cm" svg:y="2.914cm"><text:p/><draw:enhanced-geometry svg:viewBox="0 0 21600 21600" draw:type="rectangle" draw:enhanced-path="M 0 0 L 21600 0 21600 21600 0 21600 0 0 Z N"/></draw:custom-shape><draw:custom-shape draw:style-name="gr42" draw:text-style-name="P123" svg:width="2.805cm" svg:height="2.807cm" draw:transform="skewX (-0.000698131700797693) rotate (0.785398163397448) translate (6.57401388888889cm 4.94770833333333cm)"><text:p/><draw:enhanced-geometry svg:viewBox="0 0 21600 21600" draw:type="rectangle" draw:enhanced-path="M 0 0 L 21600 0 21600 21600 0 21600 0 0 Z N"/></draw:custom-shape><draw:custom-shape draw:style-name="gr43" draw:text-style-name="P123" svg:width="2.001cm" svg:height="2.001cm" svg:x="7.571cm" svg:y="3.914cm"><text:p/><draw:enhanced-geometry svg:viewBox="0 0 21600 21600" draw:type="rectangle" draw:enhanced-path="M 0 0 L 21600 0 21600 21600 0 21600 0 0 Z N"/></draw:custom-shap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615743896643" text:continue-numbering="true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Reproduis la figure suivante sachant que OA = 3 cm et OB = 4 cm. Colorie la figure obtenue.</text:span></text:h>
        </text:list-item>
      </text:list>
      <text:h text:style-name="_5f_Paragraphe" text:outline-level="1"><draw:g text:anchor-type="paragraph" draw:z-index="16" draw:name="Shape20" draw:style-name="gr22"><draw:line draw:style-name="gr27" draw:text-style-name="P123" svg:x1="3.824cm" svg:y1="0.42cm" svg:x2="13.824cm" svg:y2="10.42cm"><text:p/></draw:line><draw:line draw:style-name="gr27" draw:text-style-name="P123" svg:x1="3.824cm" svg:y1="10.42cm" svg:x2="13.824cm" svg:y2="0.42cm"><text:p/></draw:line><draw:line draw:style-name="gr27" draw:text-style-name="P123" svg:x1="8.824cm" svg:y1="10.42cm" svg:x2="8.824cm" svg:y2="0.42cm"><text:p/></draw:line><draw:line draw:style-name="gr27" draw:text-style-name="P123" svg:x1="3.824cm" svg:y1="5.422cm" svg:x2="13.824cm" svg:y2="5.422cm"><text:p/></draw:line><draw:custom-shape draw:style-name="gr31" draw:text-style-name="P127" svg:width="4.001cm" svg:height="4.001cm" draw:transform="rotate (0.781209373192662) translate (6.00075cm 5.41513888888889cm)"><text:p/><draw:enhanced-geometry svg:viewBox="0 0 21600 21600" draw:type="rectangle" draw:enhanced-path="M 0 0 L 21600 0 21600 21600 0 21600 0 0 Z N"/></draw:custom-shape><draw:custom-shape draw:style-name="gr32" draw:text-style-name="P123" svg:width="5.601cm" svg:height="5.601cm" svg:x="6.024cm" svg:y="2.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123" svg:width="8.402cm" svg:height="8.402cm" svg:x="4.623cm" svg:y="1.2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4" draw:text-style-name="P123" svg:x1="8.824cm" svg:y1="1.22cm" svg:x2="5.866cm" svg:y2="2.479cm"><text:p/></draw:line><draw:line draw:style-name="gr34" draw:text-style-name="P123" svg:x1="4.624cm" svg:y1="5.42cm" svg:x2="5.866cm" svg:y2="2.48cm"><text:p/></draw:line><draw:line draw:style-name="gr34" draw:text-style-name="P123" svg:x1="4.624cm" svg:y1="5.422cm" svg:x2="5.855cm" svg:y2="8.378cm"><text:p/></draw:line><draw:line draw:style-name="gr34" draw:text-style-name="P123" svg:x1="8.824cm" svg:y1="9.62cm" svg:x2="5.856cm" svg:y2="8.376cm"><text:p/></draw:line><draw:line draw:style-name="gr34" draw:text-style-name="P123" svg:x1="8.824cm" svg:y1="9.62cm" svg:x2="11.797cm" svg:y2="8.398cm"><text:p/></draw:line><draw:line draw:style-name="gr34" draw:text-style-name="P123" svg:x1="13.024cm" svg:y1="5.422cm" svg:x2="11.798cm" svg:y2="8.4cm"><text:p/></draw:line><draw:line draw:style-name="gr34" draw:text-style-name="P123" svg:x1="13.024cm" svg:y1="5.42cm" svg:x2="11.763cm" svg:y2="2.423cm"><text:p/></draw:line><draw:line draw:style-name="gr34" draw:text-style-name="P123" svg:x1="8.824cm" svg:y1="1.22cm" svg:x2="11.764cm" svg:y2="2.424cm"><text:p/></draw:line><draw:frame draw:style-name="gr35" draw:text-style-name="P125" svg:width="0.902cm" svg:height="0.673cm" svg:x="8.223cm" svg:y="4.519cm"><draw:text-box><text:p text:style-name="P124"><text:span text:style-name="T183">O</text:span></text:p></draw:text-box></draw:frame><draw:frame draw:style-name="gr36" draw:text-style-name="P125" svg:width="0.9cm" svg:height="0.671cm" svg:x="5.323cm" svg:y="4.858cm"><draw:text-box><text:p text:style-name="P124"><text:span text:style-name="T183">A</text:span></text:p></draw:text-box></draw:frame><draw:frame draw:style-name="gr35" draw:text-style-name="P125" svg:width="0.9cm" svg:height="0.673cm" svg:x="3.925cm" svg:y="4.819cm"><draw:text-box><text:p text:style-name="P124"><text:span text:style-name="T183">B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614683055139" text:continue-numbering="true" text:style-name="_5f_Numérotation_20_des_20_exercices">
        <text:list-item>
          <text:h text:style-name="_5f_Premier_5f_Titre_5f_Exercices_5f_avec_5f_Num_20_Exo_5f_Avec_5f_Titre" text:outline-level="1"><text:soft-page-break/><text:span text:style-name="_5f_Caractères_5f_gras">Triangle dans un cercle</text:span></text:h>
        </text:list-item>
      </text:list>
      <text:list xml:id="list224615423181007" text:continue-list="list224614414653135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Reproduis la figure suivante en vraie grandeur, sachant que BC = 6 cm. </text:span></text:p>
            </text:list-item>
          </text:list>
        </text:list-item>
      </text:list>
      <text:h text:style-name="_5f_Paragraphe" text:outline-level="1"/>
      <text:h text:style-name="_5f_Paragraphe" text:outline-level="1"><draw:g text:anchor-type="paragraph" draw:z-index="17" draw:name="Shape7" draw:style-name="gr22"><draw:custom-shape draw:style-name="gr23" draw:text-style-name="P123" svg:width="7.677cm" svg:height="7.677cm" svg:x="0.212cm" svg:y="0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4" draw:text-style-name="P123" svg:x1="7.477cm" svg:y1="5.754cm" svg:x2="0.605cm" svg:y2="2.299cm"><text:p/></draw:line><draw:line draw:style-name="gr24" draw:text-style-name="P123" svg:x1="0.629cm" svg:y1="5.784cm" svg:x2="0.605cm" svg:y2="2.3cm"><text:p/></draw:line><draw:line draw:style-name="gr24" draw:text-style-name="P123" svg:x1="0.633cm" svg:y1="5.784cm" svg:x2="7.471cm" svg:y2="5.784cm"><text:p/></draw:line><draw:line draw:style-name="gr25" draw:text-style-name="P123" svg:x1="0.633cm" svg:y1="5.784cm" svg:x2="4.051cm" svg:y2="4.039cm"><text:p/></draw:line><draw:line draw:style-name="gr25" draw:text-style-name="P123" svg:x1="4.049cm" svg:y1="5.784cm" svg:x2="4.049cm" svg:y2="4.039cm"><text:p/></draw:line><draw:frame draw:style-name="gr26" draw:text-style-name="P125" svg:width="0.629cm" svg:height="0.664cm" svg:x="7.469cm" svg:y="5.81cm"><draw:text-box><text:p text:style-name="P124"><text:span text:style-name="T183">B</text:span></text:p></draw:text-box></draw:frame><draw:frame draw:style-name="gr26" draw:text-style-name="P125" svg:width="0.629cm" svg:height="0.664cm" svg:x="0.073cm" svg:y="5.784cm"><draw:text-box><text:p text:style-name="P124"><text:span text:style-name="T183">A</text:span></text:p></draw:text-box></draw:frame><draw:frame draw:style-name="gr26" draw:text-style-name="P125" svg:width="0.629cm" svg:height="0.664cm" svg:x="0.002cm" svg:y="1.945cm"><draw:text-box><text:p text:style-name="P124"><text:span text:style-name="T183">C</text:span></text:p></draw:text-box></draw:frame><draw:frame draw:style-name="gr26" draw:text-style-name="P125" svg:width="0.629cm" svg:height="0.664cm" svg:x="4.05cm" svg:y="3.621cm"><draw:text-box><text:p text:style-name="P124"><text:span text:style-name="T183">O</text:span></text:p></draw:text-box></draw:frame><draw:frame draw:style-name="gr26" draw:text-style-name="P125" svg:width="0.629cm" svg:height="0.664cm" svg:x="3.84cm" svg:y="5.854cm"><draw:text-box><text:p text:style-name="P124"><text:span text:style-name="T183">D</text:span></text:p></draw:text-box></draw:frame><draw:line draw:style-name="gr27" draw:text-style-name="P123" svg:x1="2.297cm" svg:y1="5.913cm" svg:x2="2.297cm" svg:y2="5.65cm"><text:p/></draw:line><draw:line draw:style-name="gr27" draw:text-style-name="P123" svg:x1="2.444cm" svg:y1="5.924cm" svg:x2="2.444cm" svg:y2="5.65cm"><text:p/></draw:line><draw:line draw:style-name="gr27" draw:text-style-name="P123" svg:x1="5.586cm" svg:y1="5.918cm" svg:x2="5.586cm" svg:y2="5.644cm"><text:p/></draw:line><draw:line draw:style-name="gr27" draw:text-style-name="P123" svg:x1="5.761cm" svg:y1="5.932cm" svg:x2="5.761cm" svg:y2="5.644cm"><text:p/></draw:line><draw:g draw:style-name="gr28"><draw:line draw:style-name="gr27" draw:text-style-name="P123" svg:x1="0.839cm" svg:y1="5.784cm" svg:x2="0.839cm" svg:y2="5.505cm"><text:p/></draw:line><draw:line draw:style-name="gr27" draw:text-style-name="P123" svg:x1="0.63cm" svg:y1="5.505cm" svg:x2="0.839cm" svg:y2="5.505cm"><text:p/></draw:line></draw:g><draw:g draw:style-name="gr28"><draw:line draw:style-name="gr27" draw:text-style-name="P123" svg:x1="0.839cm" svg:y1="5.784cm" svg:x2="0.839cm" svg:y2="5.505cm"><text:p/></draw:line><draw:line draw:style-name="gr27" draw:text-style-name="P123" svg:x1="0.63cm" svg:y1="5.505cm" svg:x2="0.839cm" svg:y2="5.505cm"><text:p/></draw:line></draw:g><draw:g draw:style-name="gr28"><draw:line draw:style-name="gr24" draw:text-style-name="P123" svg:x1="0.839cm" svg:y1="5.784cm" svg:x2="0.839cm" svg:y2="5.505cm"><text:p/></draw:line><draw:line draw:style-name="gr24" draw:text-style-name="P123" svg:x1="0.63cm" svg:y1="5.505cm" svg:x2="0.839cm" svg:y2="5.505cm"><text:p/></draw:line></draw:g><draw:g draw:style-name="gr28"><draw:line draw:style-name="gr24" draw:text-style-name="P123" svg:x1="4.259cm" svg:y1="5.784cm" svg:x2="4.259cm" svg:y2="5.505cm"><text:p/></draw:line><draw:line draw:style-name="gr24" draw:text-style-name="P123" svg:x1="4.049cm" svg:y1="5.505cm" svg:x2="4.258cm" svg:y2="5.505cm"><text:p/></draw:line></draw:g><draw:custom-shape draw:style-name="gr29" draw:text-style-name="P126" svg:width="1.327cm" svg:height="1.398cm" svg:x="6.841cm" svg:y="5.085cm"><text:p/><draw:enhanced-geometry draw:glue-point-type="segments" draw:type="mso-spt100" draw:modifiers="-154.473767380584 -179.7484304617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30" draw:text-style-name="P125" svg:width="1.244cm" svg:height="1.075cm" svg:x="5.803cm" svg:y="4.817cm"><draw:text-box><text:p text:style-name="P124"><text:span text:style-name="T183"/></text:p><text:p text:style-name="P124"><text:span text:style-name="T183">30°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61532679010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Écris un programme de construction de cette figure.<text:tab/>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h text:style-name="_5f_Paragraphe" text:outline-level="1"/>
      <text:list xml:id="list224616313016949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t-on dire des droites (AC) et (OD) ? Justifie ta répons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Times New Roman2" svg:font-family="'Times New Roman'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96b4e2"/>
    </style:style>
    <style:style style:name="MP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6" style:family="paragraph" style:parent-style-name="Footer">
      <style:text-properties officeooo:rsid="001f8a2d" officeooo:paragraph-rsid="00bd36bc"/>
    </style:style>
    <style:style style:name="MP7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8" style:family="paragraph" style:parent-style-name="Footer">
      <style:text-properties officeooo:rsid="0096b4e2" officeooo:paragraph-rsid="0096b4e2"/>
    </style:style>
    <style:style style:name="MP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12" style:family="paragraph">
      <loext:graphic-properties draw:fill="solid" draw:fill-color="#1ca2b8"/>
    </style:style>
    <style:style style:name="MP13" style:family="paragraph" style:parent-style-name="Footer">
      <style:text-properties officeooo:rsid="001f8a2d" officeooo:paragraph-rsid="002b33ed"/>
    </style:style>
    <style:style style:name="MP14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5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6" style:family="paragraph" style:parent-style-name="Footer">
      <style:text-properties officeooo:rsid="011350d1" officeooo:paragraph-rsid="011350d1"/>
    </style:style>
    <style:style style:name="M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1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1" style:family="paragraph" style:parent-style-name="Footer">
      <style:text-properties officeooo:paragraph-rsid="00c384cf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27" style:family="paragraph" style:parent-style-name="Header">
      <style:paragraph-properties fo:text-align="start" style:justify-single-word="false"/>
      <style:text-properties officeooo:paragraph-rsid="0211dd7e"/>
    </style:style>
    <style:style style:name="MP28" style:family="paragraph" style:parent-style-name="Footer">
      <style:paragraph-properties fo:text-align="start" style:justify-single-word="false"/>
      <style:text-properties officeooo:paragraph-rsid="0211dd7e"/>
    </style:style>
    <style:style style:name="MP29" style:family="paragraph" style:parent-style-name="Footer">
      <style:text-properties officeooo:rsid="0242edd8" officeooo:paragraph-rsid="0242edd8"/>
    </style:style>
    <style:style style:name="MP3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1" style:family="paragraph" style:parent-style-name="Footer">
      <style:text-properties officeooo:paragraph-rsid="008d016c"/>
    </style:style>
    <style:style style:name="MP32" style:family="paragraph" style:parent-style-name="Header">
      <style:paragraph-properties fo:margin-left="0cm" fo:margin-right="0cm" fo:text-indent="0cm" style:auto-text-indent="false"/>
    </style:style>
    <style:style style:name="MP33" style:family="paragraph" style:parent-style-name="Footer">
      <style:text-properties officeooo:paragraph-rsid="010f7046"/>
    </style:style>
    <style:style style:name="MP34" style:family="paragraph" style:parent-style-name="Footer">
      <style:text-properties officeooo:paragraph-rsid="01120261"/>
    </style:style>
    <style:style style:name="MP35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38" style:family="paragraph" style:parent-style-name="_5f_Header_20_D_20_page_20_impaire_20__28_D_29_">
      <style:text-properties officeooo:paragraph-rsid="01a13e78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 style:parent-style-name="Footer">
      <style:paragraph-properties fo:text-align="end" style:justify-single-word="false"/>
      <style:text-properties officeooo:paragraph-rsid="00d4df5c"/>
    </style:style>
    <style:style style:name="MP45" style:family="paragraph" style:parent-style-name="Footer">
      <style:paragraph-properties fo:text-align="start" style:justify-single-word="false"/>
      <style:text-properties officeooo:paragraph-rsid="00d4df5c"/>
    </style:style>
    <style:style style:name="MP46" style:family="paragraph" style:parent-style-name="_5f_Header_20_G_20_page_20_impaire_20__28_D_29_">
      <style:text-properties officeooo:paragraph-rsid="01259ec2"/>
    </style:style>
    <style:style style:name="MP47" style:family="paragraph" style:parent-style-name="_5f_Header_20_G_20_page_20_paire_20__28_G_29_">
      <style:text-properties officeooo:paragraph-rsid="00eb2abc"/>
    </style:style>
    <style:style style:name="MP48" style:family="paragraph" style:parent-style-name="_5f_Footer_20_page_20_paire_20__28_G_29_">
      <style:text-properties fo:font-size="9pt" style:font-size-asian="9pt" style:font-size-complex="9pt"/>
    </style:style>
    <style:style style:name="MP49" style:family="paragraph" style:parent-style-name="_5f_Header_20_N_20_page_20_impaire_20__28_D_29_">
      <style:paragraph-properties fo:text-align="start" style:justify-single-word="false"/>
    </style:style>
    <style:style style:name="MP50" style:family="paragraph" style:parent-style-name="Footer">
      <style:text-properties officeooo:paragraph-rsid="00d4df5c"/>
    </style:style>
    <style:style style:name="MP5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2" style:family="paragraph">
      <loext:graphic-properties draw:fill="solid" draw:fill-color="#d7e12c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9" style:family="paragraph" style:parent-style-name="Footer">
      <style:text-properties officeooo:paragraph-rsid="00863005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4" style:family="paragraph" style:parent-style-name="_5f_Header_20_N_20_page_20_impaire_20__28_D_29_">
      <style:text-properties officeooo:rsid="0277791e" officeooo:paragraph-rsid="0277791e"/>
    </style:style>
    <style:style style:name="MP75" style:family="paragraph" style:parent-style-name="_5f_Header_20_N_20_page_20_impaire_20__28_D_29_">
      <style:text-properties officeooo:rsid="027aa87d" officeooo:paragraph-rsid="027aa87d"/>
    </style:style>
    <style:style style:name="M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77" style:family="paragraph" style:parent-style-name="_5f_Header_20_G_20_page_20_impaire_20__28_D_29_">
      <style:text-properties officeooo:paragraph-rsid="00c87b35"/>
    </style:style>
    <style:style style:name="MP78" style:family="paragraph" style:parent-style-name="Footer">
      <style:text-properties officeooo:paragraph-rsid="00a59a60"/>
    </style:style>
    <style:style style:name="MP79" style:family="paragraph" style:parent-style-name="Footer">
      <style:text-properties officeooo:paragraph-rsid="004274bc"/>
    </style:style>
    <style:style style:name="MP8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3" style:family="paragraph" style:parent-style-name="Footer">
      <style:text-properties officeooo:paragraph-rsid="002aa84d"/>
    </style:style>
    <style:style style:name="MP84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5" style:family="paragraph">
      <loext:graphic-properties draw:fill="solid" draw:fill-color="#7fb241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3" style:family="paragraph" style:parent-style-name="_5f_Header_20_G_20_page_20_paire_20__28_G_29_">
      <style:text-properties officeooo:paragraph-rsid="0334a5be"/>
    </style:style>
    <style:style style:name="MP94" style:family="paragraph" style:parent-style-name="_5f_Header_20_G_20_page_20_paire_20__28_G_29_">
      <style:paragraph-properties fo:text-align="start" style:justify-single-word="false"/>
    </style:style>
    <style:style style:name="MP95" style:family="paragraph" style:parent-style-name="Footer">
      <style:text-properties officeooo:paragraph-rsid="030c4d7d"/>
    </style:style>
    <style:style style:name="MP96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98" style:family="paragraph" style:parent-style-name="Footer">
      <style:text-properties officeooo:paragraph-rsid="00d8520c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2" style:family="paragraph" style:parent-style-name="Header">
      <style:paragraph-properties fo:text-align="center" style:justify-single-word="false"/>
      <style:text-properties officeooo:paragraph-rsid="00c10aa6"/>
    </style:style>
    <style:style style:name="MP103" style:family="paragraph" style:parent-style-name="Header">
      <style:paragraph-properties fo:text-align="start" style:justify-single-word="false"/>
      <style:text-properties officeooo:paragraph-rsid="0289fb01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3" style:family="text">
      <style:text-properties officeooo:rsid="0096b4e2"/>
    </style:style>
    <style:style style:name="MT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5" style:family="text">
      <style:text-properties fo:font-variant="small-caps" officeooo:rsid="0096b4e2"/>
    </style:style>
    <style:style style:name="MT6" style:family="text">
      <style:text-properties fo:font-variant="small-caps" officeooo:rsid="00a847d5"/>
    </style:style>
    <style:style style:name="MT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0" style:family="text">
      <style:text-properties officeooo:rsid="0032e83a"/>
    </style:style>
    <style:style style:name="MT11" style:family="text">
      <style:text-properties officeooo:rsid="002b33ed"/>
    </style:style>
    <style:style style:name="MT1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" style:family="text">
      <style:text-properties officeooo:rsid="008d016c"/>
    </style:style>
    <style:style style:name="MT1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9" style:family="text">
      <style:text-properties officeooo:rsid="01fe03f2"/>
    </style:style>
    <style:style style:name="MT2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25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2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3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34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5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3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3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41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4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4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4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47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48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4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50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5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52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3" style:family="text">
      <style:text-properties officeooo:rsid="010c4d3a"/>
    </style:style>
    <style:style style:name="MT54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5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59" style:family="text">
      <style:text-properties officeooo:rsid="00b6801f"/>
    </style:style>
    <style:style style:name="MT6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65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6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7" style:family="text">
      <style:text-properties fo:font-size="16pt" style:font-size-asian="16pt" style:font-size-complex="16pt"/>
    </style:style>
    <style:style style:name="MT68" style:family="text"/>
    <style:style style:name="MT6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70" style:family="text">
      <style:text-properties officeooo:rsid="01f8729d"/>
    </style:style>
    <style:style style:name="MT71" style:family="text">
      <style:text-properties officeooo:rsid="01b6dc57"/>
    </style:style>
    <style:style style:name="MT72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78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9" style:family="text">
      <style:text-properties officeooo:rsid="00b5d2d1"/>
    </style:style>
    <style:style style:name="MT80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81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8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85" style:family="text">
      <style:text-properties officeooo:rsid="015f088a"/>
    </style:style>
    <style:style style:name="MT86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90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91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92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93" style:family="text">
      <style:text-properties officeooo:rsid="0160d7ef"/>
    </style:style>
    <style:style style:name="MT94" style:family="text">
      <style:text-properties officeooo:rsid="02735980"/>
    </style:style>
    <style:style style:name="MT95" style:family="text">
      <style:text-properties officeooo:rsid="02757f12"/>
    </style:style>
    <style:style style:name="MT96" style:family="text">
      <style:text-properties officeooo:rsid="0272f9e5"/>
    </style:style>
    <style:style style:name="MT97" style:family="text">
      <style:text-properties officeooo:rsid="026ec296"/>
    </style:style>
    <style:style style:name="MT98" style:family="text">
      <style:text-properties officeooo:rsid="0268e0aa"/>
    </style:style>
    <style:style style:name="MT99" style:family="text">
      <style:text-properties officeooo:rsid="0072f07f"/>
    </style:style>
    <style:style style:name="MT10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10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04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10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08" style:family="text">
      <style:text-properties officeooo:rsid="014407b5"/>
    </style:style>
    <style:style style:name="MT109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11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13" style:family="text">
      <style:text-properties officeooo:rsid="00a59a60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18" style:family="text">
      <style:text-properties fo:font-variant="small-caps" officeooo:rsid="0054f64f"/>
    </style:style>
    <style:style style:name="MT119" style:family="text">
      <style:text-properties fo:font-variant="small-caps"/>
    </style:style>
    <style:style style:name="MT120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2" style:family="text">
      <style:text-properties officeooo:rsid="005a3fa8"/>
    </style:style>
    <style:style style:name="MT12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24" style:family="text">
      <style:text-properties officeooo:rsid="00415f3a"/>
    </style:style>
    <style:style style:name="MT125" style:family="text">
      <style:text-properties officeooo:rsid="00386ebd"/>
    </style:style>
    <style:style style:name="MT126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27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128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129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30" style:family="text">
      <style:text-properties officeooo:rsid="0334a5be"/>
    </style:style>
    <style:style style:name="MT13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5" style:family="text">
      <style:text-properties officeooo:rsid="0315af39"/>
    </style:style>
    <style:style style:name="MT136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37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3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39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40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41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42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43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4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8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9" style:family="text">
      <style:text-properties officeooo:rsid="00a4cf55"/>
    </style:style>
    <style:style style:name="MT150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54" style:family="text">
      <style:text-properties officeooo:rsid="009e3fdd"/>
    </style:style>
    <style:style style:name="MT1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9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6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6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">Constructions géométriques : </text:span><text:span text:style-name="MT2">Rédiger</text:span></text:p>
      </style:header>
      <style:header-left>
        <text:p text:style-name="_5f_Header_20_G_20_page_20_paire_20__28_G_29_"><text:span text:style-name="MT1">Constructions géométriques : </text:span><text:span text:style-name="MT2">Rédiger</text:span></text:p>
      </style:header-left>
      <style:footer>
        <text:p text:style-name="MP1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70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ONSTRUCTIONS Géométriques : </text:span><text:span text:style-name="MT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5"><text:span text:style-name="MT5">Constructions géométriques : </text:span><text:span text:style-name="MT6">Reproduire</text:span></text:p>
      </style:header>
      <style:footer>
        <text:p text:style-name="MP1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71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>
      <style:footer-left>
        <text:p text:style-name="MP1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72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8">Reproduire</text:span></text:p>
      </style:header>
      <style:header-left>
        <text:p text:style-name="_5f_Header_20_G_20_page_20_paire_20__28_G_29_"><text:span text:style-name="MT8">Reproduire</text:span></text:p>
      </style:header-left>
      <style:footer>
        <text:p text:style-name="MP1"><draw:frame draw:style-name="Mfr1" draw:name="Frame61" text:anchor-type="paragraph" svg:y="-0.06cm" draw:z-index="370"><draw:text-box fo:min-height="0.499cm" fo:min-width="3cm"><draw:frame draw:style-name="Mfr2" draw:name="Frame71" text:anchor-type="frame" svg:x="0.45cm" svg:y="0.079cm" svg:width="0.817cm" draw:z-index="371"><draw:text-box fo:min-height="0.355cm"><text:p text:style-name="MP2"><text:page-number text:select-page="current">253</text:page-number></text:p></draw:text-box></draw:frame><text:p text:style-name="MP4"><text:span text:style-name="MT3">CONSTRUCTIONS Géométriques : </text:span><text:span text:style-name="MT7">REPRODUIRE</text:span></text:p></draw:text-box></draw:frame><draw:g text:anchor-type="paragraph" draw:z-index="368" draw:name="Shape4_1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2" text:anchor-type="paragraph" svg:y="-0.06cm" draw:z-index="73"><draw:text-box fo:min-height="0.499cm" fo:min-width="3cm"><draw:frame draw:style-name="Mfr2" draw:name="Frame1310" text:anchor-type="frame" svg:x="0.45cm" svg:y="0.079cm" svg:width="0.817cm" draw:z-index="74"><draw:text-box fo:min-height="0.355cm"><text:p text:style-name="MP2"><draw:g text:anchor-type="paragraph" draw:z-index="75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254</text:page-number></text:p></draw:text-box></draw:frame><text:p text:style-name="MP4"><text:span text:style-name="MT3">CONSTRUCTIONS Géométriques : <text:s/></text:span><text:span text:style-name="MT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6">Reproduire</text:span></text:p>
      </style:header>
      <style:header-left>
        <text:p text:style-name="MP7"><text:span text:style-name="MT6">Reproduire</text:span></text:p>
      </style:header-left>
      <style:footer>
        <text:p text:style-name="MP1"><draw:frame draw:style-name="Mfr1" draw:name="Frame352" text:anchor-type="paragraph" svg:y="-0.06cm" draw:z-index="25"><draw:text-box fo:min-height="0.499cm" fo:min-width="3cm"><draw:frame draw:style-name="Mfr2" draw:name="Frame353" text:anchor-type="frame" svg:x="0.45cm" svg:y="0.079cm" svg:width="0.817cm" draw:z-index="27"><draw:text-box fo:min-height="0.355cm"><text:p text:style-name="MP2"><text:page-number text:select-page="current">255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7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54" text:anchor-type="paragraph" svg:y="-0.06cm" draw:z-index="22"><draw:text-box fo:min-height="0.499cm" fo:min-width="3cm"><draw:frame draw:style-name="Mfr2" draw:name="Frame355" text:anchor-type="frame" svg:x="0.45cm" svg:y="0.079cm" svg:width="0.817cm" draw:z-index="23"><draw:text-box fo:min-height="0.355cm"><text:p text:style-name="MP2"><text:page-number text:select-page="current">256</text:page-number></text:p></draw:text-box></draw:frame><text:p text:style-name="MP6"><text:span text:style-name="MT3">CONSTRUCTIONS Géométriques : <text:s/></text:span><text:span text:style-name="MT7">REPRODUIRE</text:span></text:p></draw:text-box></draw:frame><draw:g text:anchor-type="paragraph" draw:z-index="369" draw:name="Shape4_119" draw:style-name="Mgr1"><draw:path draw:style-name="Mgr2" draw:text-style-name="MP3" svg:width="0.855cm" svg:height="1.172cm" svg:x="-0.221cm" svg:y="-0.175cm" svg:viewBox="0 0 856 1173" svg:d="M856 1173h-856v-991c0-100 79-182 175-182h505c97 0 176 82 176 182z"><text:p/></draw:path></draw:g></text:p>
      </style:footer-left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1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78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9"><draw:line text:anchor-type="paragraph" draw:z-index="79" draw:name="Shape9_1" draw:style-name="Mgr3" draw:text-style-name="MP10" svg:x1="11.559cm" svg:y1="0.36cm" svg:x2="20.5cm" svg:y2="0.36cm"><text:p/></draw:line><draw:frame text:anchor-type="paragraph" draw:z-index="80" draw:name="Shape8_6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<draw:path text:anchor-type="paragraph" draw:z-index="81" draw:name="Shape7_1" draw:style-name="Mgr5" draw:text-style-name="MP12" svg:width="4.329cm" svg:height="2.24cm" svg:x="-1.499cm" svg:y="-1cm" svg:viewBox="0 0 4330 2241" svg:d="M0 2241l3984-288c209-15 363-168 345-342l-170-1611h-4159z"><text:p/></draw:path>T<text:span text:style-name="MT10">itre de la série</text:span></text:p>
      </style:header>
      <style:footer>
        <text:p text:style-name="MP1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82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Éléments de géométrie</text:span> • <text:span text:style-name="MT1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4">Géométrie de base, partie 1: nommer, mesurer</text:p>
      </style:header>
      <style:header-left>
        <text:p text:style-name="_5f_Header_20_G_20_page_20_impaire_20__28_D_29_">Géométrie plane : Vocabulaire</text:p>
        <text:p text:style-name="MP15">Géométrie de base, partie 1: nommer, mesurer</text:p>
      </style:header-left>
      <style:footer>
        <text:p text:style-name="MP1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83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">G</text:span><text:span text:style-name="MT12">éométrie </text:span><text:span text:style-name="MT13">plane </text:span><text:span text:style-name="MT12">: </text:span><text:span text:style-name="MT13">vocabulaire</text:span></text:h></draw:text-box></draw:frame></text:p>
      </style:footer>
      <style:footer-left>
        <text:p text:style-name="MP1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84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7">G</text:span><text:span text:style-name="MT12">éométrie </text:span><text:span text:style-name="MT14">plane</text:span><text:span text:style-name="MT12"> : </text:span><text:span text:style-name="MT1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5"><text:span text:style-name="MT5">Constructions géométriques : </text:span><text:span text:style-name="MT6">Reproduire</text:span></text:p>
      </style:header>
      <style:header-left>
        <text:p text:style-name="MP5"><text:span text:style-name="MT5">Constructions géométriques : </text:span><text:span text:style-name="MT6">Reproduire</text:span></text:p>
      </style:header-left>
      <style:footer>
        <text:p text:style-name="MP1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85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>
      <style:footer-left>
        <text:p text:style-name="MP1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86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17"><text:span text:style-name="MT15"><text:s text:c="15"/>A</text:span>ires : Calculer une aire</text:p>
      </style:header>
      <style:footer>
        <text:p text:style-name="MP18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87" draw:name="Shape4_16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88" draw:name="Shape4_159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89" draw:name="Shape4_16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15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9">Aires </text:span>: <text:span text:style-name="MT19">problèmes <text:s text:c="4"/></text:span></text:h>
      </style:footer>
      <style:footer-left>
        <text:p text:style-name="MP24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5"><text:span text:style-name="MT15"><text:s text:c="15"/>A</text:span>ires : Aire et unité</text:p>
      </style:header>
      <style:header-left>
        <text:p text:style-name="MP25"><text:span text:style-name="MT15"><text:s text:c="15"/>A</text:span>ires : Aire et unité</text:p>
      </style:header-left>
      <style:footer>
        <text:p text:style-name="MP18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56" draw:name="Shape4_15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57" draw:name="Shape4_10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58" draw:name="Shape4_15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5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27"><text:span text:style-name="MT20">Conversions d’unités : </text:span><text:span text:style-name="MT21">Problèmes</text:span></text:p>
      </style:header>
      <style:header-left>
        <text:p text:style-name="MP27"><text:span text:style-name="MT20">Conversions d’unités : </text:span><text:span text:style-name="MT21">Problèmes</text:span></text:p>
      </style:header-left>
      <style:footer>
        <text:p text:style-name="MP18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23">problèmes</text:span></text:p></draw:text-box></draw:frame><draw:g text:anchor-type="paragraph" draw:z-index="160" draw:name="Shape4_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4">Conversions d’unités : </text:span><text:span text:style-name="MT23">problèmes</text:span></text:p></draw:text-box></draw:frame><draw:g text:anchor-type="paragraph" draw:z-index="161" draw:name="Shape4_142" draw:style-name="Mgr1"><draw:path draw:style-name="Mgr7" draw:text-style-name="MP22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21">Problèmes</text:span></text:p>
      </style:header>
      <style:header-left>
        <text:p text:style-name="_5f_Header_20_N_20_page_20_paire_20__28_G_29_"><text:s/><text:span text:style-name="MT25">Conversions d’unités : </text:span><text:span text:style-name="MT21">Problèmes</text:span></text:p>
      </style:header-left>
      <style:footer>
        <text:p text:style-name="MP1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23">problèmes</text:span></text:p></draw:text-box></draw:frame><draw:g text:anchor-type="paragraph" draw:z-index="162" draw:name="Shape4_14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6">Conversions d’unités </text:span><text:span text:style-name="MT18">: </text:span><text:span text:style-name="MT26">problèmes</text:span></text:p></draw:text-box></draw:frame><draw:g text:anchor-type="paragraph" draw:z-index="163" draw:name="Shape4_63" draw:style-name="Mgr1"><draw:path draw:style-name="Mgr7" draw:text-style-name="MP22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20">Conversions d’unités : </text:span><text:span text:style-name="MT27">Aires</text:span></text:p>
      </style:header>
      <style:header-left>
        <text:p text:style-name="_5f_Header_20_N_20_page_20_paire_20__28_G_29_"><text:span text:style-name="MT20">Conversions d’unités : </text:span><text:span text:style-name="MT27">Aires</text:span></text:p>
      </style:header-left>
      <style:footer>
        <text:p text:style-name="MP18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2">Conversions d’unités : </text:span><text:span text:style-name="MT28">Aires</text:span></text:h></draw:text-box></draw:frame><draw:g text:anchor-type="paragraph" draw:z-index="164" draw:name="Shape4_14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25">Conversions d’unités : </text:span><text:span text:style-name="MT27">Aires</text:span></text:p>
      </style:header>
      <style:header-left>
        <text:p text:style-name="Header"><text:s/><text:span text:style-name="MT25">Conversions d’unités : </text:span><text:span text:style-name="MT27">Aires</text:span></text:p>
      </style:header-left>
      <style:footer>
        <text:p text:style-name="MP1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28">aires</text:span></text:p></draw:text-box></draw:frame><draw:g text:anchor-type="paragraph" draw:z-index="165" draw:name="Shape4_5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66" draw:name="Shape4_15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29">Vitesse</text:span></text:p>
      </style:header>
      <style:header-left>
        <text:p text:style-name="_5f_Header_20_N_20_page_20_impaire_20__28_D_29_"><text:span text:style-name="MT20">Conversions d’unités : </text:span><text:span text:style-name="MT29">Vitesse</text:span></text:p>
      </style:header-left>
      <style:footer>
        <text:p text:style-name="MP18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0">vitesse</text:span><text:span text:style-name="MT18"> </text:span></text:p></draw:text-box></draw:frame><draw:g text:anchor-type="paragraph" draw:z-index="168" draw:name="Shape4_14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69" draw:name="Shape4_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4">Conversions d’unités : </text:span><text:span text:style-name="MT3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31">Temps et durées</text:span></text:p>
      </style:header>
      <style:header-left>
        <text:p text:style-name="_5f_Header_20_N_20_page_20_impaire_20__28_D_29_"><text:s/><text:span text:style-name="MT25">Conversions d’unités : </text:span><text:span text:style-name="MT31">Temps et durées</text:span></text:p>
      </style:header-left>
      <style:footer>
        <text:p text:style-name="MP1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2">Temps et </text:span><text:span text:style-name="MT33">Durée</text:span><text:span text:style-name="MT18"> </text:span></text:p></draw:text-box></draw:frame><draw:g text:anchor-type="paragraph" draw:z-index="170" draw:name="Shape4_13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71" draw:name="Shape4_14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4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34">Temps et d</text:span><text:span text:style-name="MT35">urées</text:span></text:p>
      </style:header>
      <style:header-left>
        <text:p text:style-name="_5f_Header_20_N_20_page_20_impaire_20__28_D_29_"><text:span text:style-name="MT20">Conversions d’unités : </text:span><text:span text:style-name="MT34">Temps et d</text:span><text:span text:style-name="MT35">urées</text:span></text:p>
      </style:header-left>
      <style:footer>
        <text:p text:style-name="MP18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6">temps et </text:span><text:span text:style-name="MT37">durées</text:span><text:span text:style-name="MT18"> </text:span></text:p></draw:text-box></draw:frame><draw:g text:anchor-type="paragraph" draw:z-index="173" draw:name="Shape4_13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74" draw:name="Shape4_141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4">Conversions d’unités : </text:span><text:span text:style-name="MT36">temps et </text:span><text:span text:style-name="MT3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25">Conversions d’unités : </text:span><text:span text:style-name="MT34">Temps et d</text:span><text:span text:style-name="MT35">urées</text:span></text:p>
      </style:header>
      <style:header-left>
        <text:p text:style-name="Header"><text:s/><text:span text:style-name="MT25">Conversions d’unités : </text:span><text:span text:style-name="MT34">Temps et d</text:span><text:span text:style-name="MT35">urées</text:span></text:p>
      </style:header-left>
      <style:footer>
        <text:p text:style-name="MP1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6">temps et </text:span><text:span text:style-name="MT37">durées</text:span><text:span text:style-name="MT18"> </text:span></text:p></draw:text-box></draw:frame><draw:g text:anchor-type="paragraph" draw:z-index="175" draw:name="Shape4_13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76" draw:name="Shape4_13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3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38">Capacités</text:span></text:p>
      </style:header>
      <style:header-left>
        <text:p text:style-name="_5f_Header_20_N_20_page_20_impaire_20__28_D_29_"><text:span text:style-name="MT20">Conversions d’unités : </text:span><text:span text:style-name="MT38">Capacités</text:span></text:p>
      </style:header-left>
      <style:footer>
        <text:p text:style-name="MP18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9">Capacités</text:span><text:span text:style-name="MT18"> </text:span></text:p></draw:text-box></draw:frame><draw:g text:anchor-type="paragraph" draw:z-index="178" draw:name="Shape4_14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25">Conversions d’unités : </text:span><text:span text:style-name="MT38">Capacités</text:span></text:p>
      </style:header>
      <style:header-left>
        <text:p text:style-name="Header"><text:s/><text:span text:style-name="MT25">Conversions d’unités : </text:span><text:span text:style-name="MT38">Capacités</text:span></text:p>
      </style:header-left>
      <style:footer>
        <text:p text:style-name="MP1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40">capacités</text:span><text:span text:style-name="MT18"> </text:span></text:p></draw:text-box></draw:frame><draw:g text:anchor-type="paragraph" draw:z-index="179" draw:name="Shape4_13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80" draw:name="Shape4_13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3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41"><text:s/></text:span><text:span text:style-name="MT25">Conversions d’unités : </text:span><text:span text:style-name="MT41">masses</text:span></text:p>
      </style:header>
      <style:header-left>
        <text:p text:style-name="_5f_Header_20_N_20_page_20_impaire_20__28_D_29_"><text:span text:style-name="MT41"><text:s/></text:span><text:span text:style-name="MT25">Conversions d’unités : </text:span><text:span text:style-name="MT41">masses</text:span></text:p>
      </style:header-left>
      <style:footer>
        <text:p text:style-name="MP29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42">Masses</text:span><text:span text:style-name="MT18"> </text:span></text:p></draw:text-box></draw:frame><draw:g text:anchor-type="paragraph" draw:z-index="182" draw:name="Shape4_12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draw:g text:anchor-type="paragraph" draw:z-index="183" draw:name="Shape4_12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8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84" draw:name="Shape4_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4">Conversions d’unités : </text:span><text:span text:style-name="MT4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41">masses</text:span></text:p>
      </style:header>
      <style:header-left>
        <text:p text:style-name="_5f_Header_20_N_20_page_20_impaire_20__28_D_29_"><text:s/><text:span text:style-name="MT25">Conversions d’unités : </text:span><text:span text:style-name="MT41">masses</text:span></text:p>
      </style:header-left>
      <style:footer>
        <text:p text:style-name="MP1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44">masses</text:span><text:span text:style-name="MT18"> </text:span></text:p></draw:text-box></draw:frame><draw:g text:anchor-type="paragraph" draw:z-index="185" draw:name="Shape4_12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86" draw:name="Shape4_12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3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0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95" draw:name="Shape4_10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Périmètre : </text:span><text:span text:style-name="MT46">Problèmes</text:span></text:p></draw:text-box></draw:frame></text:p>
      </style:footer>
      <style:footer-left>
        <text:p text:style-name="MP30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1"><text:span text:style-name="MT45">Périmètre : </text:span><text:span text:style-name="MT46">Problèmes</text:span></text:p></draw:text-box></draw:frame><draw:g text:anchor-type="paragraph" draw:z-index="196" draw:name="Shape4_12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97" draw:name="Shape4_10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98" draw:name="Shape4_12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21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200" draw:name="Shape3_16" draw:style-name="Mgr9" draw:text-style-name="MP10" svg:x1="12.726cm" svg:y1="0.399cm" svg:x2="20.496cm" svg:y2="0.36cm"><text:p/></draw:line><text:span text:style-name="MT47">Périmètre</text:span> : <text:span text:style-name="MT48">Périmètres et unités</text:span></text:p>
      </style:header>
      <style:header-left>
        <text:p text:style-name="MP32"><draw:line text:anchor-type="paragraph" draw:z-index="202" draw:name="Shape3_17" draw:style-name="Mgr9" draw:text-style-name="MP10" svg:x1="16.083cm" svg:y1="0.383cm" svg:x2="20.496cm" svg:y2="0.36cm"><text:p/></draw:line><text:span text:style-name="MT47">Périmètre</text:span> : <text:span text:style-name="MT48">Périmètres et unités</text:span></text:p>
      </style:header-left>
      <style:footer>
        <text:p text:style-name="MP18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01" draw:name="Shape4_10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Périmètre <text:s/>: </text:span><text:span text:style-name="MT4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03" draw:name="Shape4_1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04" draw:name="Shape4_26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26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06" draw:name="Shape3_11" draw:style-name="Mgr9" draw:text-style-name="MP10" svg:x1="12.45cm" svg:y1="0.362cm" svg:x2="20.497cm" svg:y2="0.36cm"><text:p/></draw:line><text:span text:style-name="MT47">Périmètre</text:span> : <text:span text:style-name="MT50">Mesurer, reporter</text:span></text:p>
      </style:header>
      <style:header-left>
        <text:p text:style-name="_5f_Header_20_M_20_page_20_impaire_20__28_D_29_"><draw:line text:anchor-type="paragraph" draw:z-index="208" draw:name="Shape3_20" draw:style-name="Mgr9" draw:text-style-name="MP10" svg:x1="12.45cm" svg:y1="0.362cm" svg:x2="20.497cm" svg:y2="0.36cm"><text:p/></draw:line><text:span text:style-name="MT47">Périmètre</text:span> : <text:span text:style-name="MT50">Mesurer, reporter</text:span></text:p>
      </style:header-left>
      <style:footer>
        <text:p text:style-name="MP18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07" draw:name="Shape4_11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Périmètre : </text:span><text:span text:style-name="MT5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09" draw:name="Shape4_1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10" draw:name="Shape4_11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11" draw:name="Shape4_11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7">Périmètre</text:span> : <text:span text:style-name="MT47">Calculs sur une figure</text:span></text:p>
      </style:header>
      <style:header-left>
        <text:p text:style-name="_5f_Header_20_M_20_page_20_paire_20__28_G_29_"><text:span text:style-name="MT47">Périmètre</text:span> : <text:span text:style-name="MT47">Calculs sur une figure</text:span></text:p>
      </style:header-left>
      <style:footer>
        <text:p text:style-name="MP18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12" draw:name="Shape4_9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13" draw:name="Shape4_9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4" draw:name="Shape4_96" draw:style-name="Mgr1"><draw:path draw:style-name="Mgr6" draw:text-style-name="MP1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15" draw:name="Shape4_9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16" draw:name="Shape4_10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0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52">Proportionnalité et pourcentage</text:span><text:span text:style-name="MT53"> </text:span>: <text:span text:style-name="MT54">Pourcentages</text:span> </text:p>
      </style:header>
      <style:header-left>
        <text:p text:style-name="_5f_Header_20_D_20_page_20_impaire_20__28_D_29_"><text:span text:style-name="MT52">Proportionnalité et pourcentage</text:span><text:span text:style-name="MT53"> </text:span>: <text:span text:style-name="MT54">Pourcentages</text:span> </text:p>
      </style:header-left>
      <style:footer>
        <text:p text:style-name="MP18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18" draw:name="Shape4_98" draw:style-name="Mgr1"><draw:path draw:style-name="Mgr8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5">Proportionnalité et pourcentage : </text:span><text:span text:style-name="MT56">pourcentages</text:span></text:p></draw:text-box></draw:frame></text:p>
      </style:footer>
      <style:footer-left>
        <text:p text:style-name="MP1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7">Proportionnalité et pourcentages : </text:span><text:span text:style-name="MT56">pourcentages</text:span></text:p></draw:text-box></draw:frame><draw:g text:anchor-type="paragraph" draw:z-index="219" draw:name="Shape4_112" draw:style-name="Mgr1"><draw:path draw:style-name="Mgr8" draw:text-style-name="MP23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>
      <style:header-left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-left>
      <style:footer>
        <text:p text:style-name="MP1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Proportionnalité et pourcentages : proportionalité</text:p></draw:text-box></draw:frame><draw:g text:anchor-type="paragraph" draw:z-index="220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21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8">Utiliser des données</text:span> : <text:span text:style-name="MT58">Organiser</text:span> </text:p>
      </style:header>
      <style:header-left>
        <text:p text:style-name="MP38"><text:span text:style-name="MT58">Utiliser des données</text:span> : <text:span text:style-name="MT58">Organiser</text:span> </text:p>
      </style:header-left>
      <style:footer>
        <text:p text:style-name="MP18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32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33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53">Utilis</text:span><text:span text:style-name="MT60">er des</text:span><text:span text:style-name="MT53"> données </text:span>: <text:span text:style-name="MT61">Organiser</text:span> </text:p>
      </style:header>
      <style:header-left>
        <text:p text:style-name="_5f_Header_20_D_20_page_20_paire_20__28_G_29_"><text:s/><text:span text:style-name="MT53">Utilis</text:span><text:span text:style-name="MT60">er des</text:span><text:span text:style-name="MT53"> données </text:span>: <text:span text:style-name="MT61">Organiser</text:span> </text:p>
      </style:header-left>
      <style:footer>
        <text:p text:style-name="MP1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4">Organiser</text:span><text:span text:style-name="MT18"> </text:span></text:p></draw:text-box></draw:frame><draw:g text:anchor-type="paragraph" draw:z-index="234" draw:name="Shape4_74" draw:style-name="Mgr1"><draw:path draw:style-name="Mgr8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4">Organiser</text:span><text:span text:style-name="MT18"> </text:span></text:p></draw:text-box></draw:frame><draw:g text:anchor-type="paragraph" draw:z-index="238" draw:name="Shape4_75" draw:style-name="Mgr1"><draw:path draw:style-name="Mgr8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39" draw:name="Shape4_25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1"><text:span text:style-name="MT65">Repères du plan : Se repérer</text:span> </text:p>
      </style:header>
      <style:header-left>
        <text:p text:style-name="MP41"><text:span text:style-name="MT65">Repères du plan : Se repérer</text:span> </text:p>
      </style:header-left>
      <style:footer>
        <text:p text:style-name="MP18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40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41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53">Utilis</text:span><text:span text:style-name="MT60">er des</text:span><text:span text:style-name="MT53"> données </text:span>: <text:span text:style-name="MT66">Représenter</text:span> </text:p>
      </style:header>
      <style:header-left>
        <text:p text:style-name="_5f_Header_20_D_20_page_20_paire_20__28_G_29_"><text:span text:style-name="_5f_Caractères"><text:span text:style-name="MT67"><text:s/>Utiliser des données : Représenter </text:span></text:span></text:p>
      </style:header-left>
      <style:footer>
        <text:p text:style-name="MP1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9">représenter</text:span><text:span text:style-name="MT18"> </text:span></text:p></draw:text-box></draw:frame><draw:g text:anchor-type="paragraph" draw:z-index="242" draw:name="Shape4_70" draw:style-name="Mgr1"><draw:path draw:style-name="Mgr8" draw:text-style-name="MP23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9">représenter</text:span><text:span text:style-name="MT18"> </text:span></text:p></draw:text-box></draw:frame><draw:g text:anchor-type="paragraph" draw:z-index="243" draw:name="Shape4_91" draw:style-name="Mgr1"><draw:path draw:style-name="Mgr8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44" draw:name="Shape4_9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48" draw:name="Shape4_82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249" draw:name="Shape4_97" draw:style-name="Mgr1"><draw:path draw:style-name="Mgr7" draw:text-style-name="MP22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50" draw:name="Shape4_6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51" draw:name="Shape4_89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8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71">Calculer : </text:span><text:span text:style-name="MT72">Distributivité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72">Distributivité</text:span><text:span text:style-name="MT71"> </text:span></text:p>
      </style:header-left>
      <style:footer>
        <text:p text:style-name="MP18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58" draw:name="Shape4_7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calculer</text:span><text:span text:style-name="MT74"> : </text:span><text:span text:style-name="MT7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59" draw:name="Shape4_6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60" draw:name="Shape4_8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81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71">Calculer : </text:span><text:span text:style-name="MT76">Critères de divisibilité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76">Critères de divisibilité</text:span><text:span text:style-name="MT71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62" draw:name="Shape4_61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calculer</text:span><text:span text:style-name="MT74"> : </text:span><text:span text:style-name="MT77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77">critères de divisibilité</text:span></text:p></draw:text-box></draw:frame><draw:g text:anchor-type="paragraph" draw:z-index="263" draw:name="Shape4_65" draw:style-name="Mgr1"><draw:path draw:style-name="Mgr7" draw:text-style-name="MP22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6"><text:span text:style-name="MT78">G</text:span>éométrie plane : Parallèles, perpendiculaires,<text:line-break/> distances</text:p>
      </style:header>
      <style:header-left>
        <text:p text:style-name="MP47"><text:s/><text:span text:style-name="MT78">Géométrie plane</text:span> : <text:span text:style-name="MT79">P</text:span><text:span text:style-name="MT80">arallèles, perpendiculaires,<text:line-break/> </text:span><text:span text:style-name="MT8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2">Géométrie plane : </text:span><text:span text:style-name="MT83">parallèles, perpendiculaires, </text:span><text:span text:style-name="MT84">distances</text:span></text:h></draw:text-box></draw:frame><draw:g text:anchor-type="paragraph" draw:z-index="264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48" text:outline-level="1"><text:span text:style-name="MT85">G</text:span>éométrie plane : Parallèles, perpendiculaires, distances</text:h></draw:text-box></draw:frame><draw:g text:anchor-type="paragraph" draw:z-index="265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71">Calculer : </text:span><text:span text:style-name="MT86">Diviser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86">Diviser</text:span><text:span text:style-name="MT71"> </text:span></text:p>
      </style:header-left>
      <style:footer>
        <text:p text:style-name="MP18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66" draw:name="Shape4_51" draw:style-name="Mgr1"><draw:path draw:style-name="Mgr7" draw:text-style-name="MP22" svg:width="0.855cm" svg:height="1.172cm" svg:x="7.545cm" svg:y="-0.194cm" svg:viewBox="0 0 856 1173" svg:d="M856 1173h-856v-991c0-100 79-182 175-182h505c97 0 176 82 176 182z"><text:p/></draw:path></draw:g><text:span text:style-name="MT73">calculer</text:span><text:span text:style-name="MT74"> : </text:span><text:span text:style-name="MT87">diviser</text:span></text:p></draw:text-box></draw:frame></text:p>
      </style:footer>
      <style:footer-left>
        <text:p text:style-name="MP18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87">diviser</text:span></text:p></draw:text-box></draw:frame><draw:g text:anchor-type="paragraph" draw:z-index="267" draw:name="Shape4_60" draw:style-name="Mgr1"><draw:path draw:style-name="Mgr7" draw:text-style-name="MP22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68" draw:name="Shape4_5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69" draw:name="Shape4_5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5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49">Calculer : <text:span text:style-name="MT88">Multiplier</text:span> </text:p>
      </style:header>
      <style:header-left>
        <text:p text:style-name="MP49">Calculer : <text:span text:style-name="MT88">Multiplier</text:span> </text:p>
      </style:header-left>
      <style:footer>
        <text:p text:style-name="MP18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71" draw:name="Shape4_55" draw:style-name="Mgr1"><draw:path draw:style-name="Mgr7" draw:text-style-name="MP22" svg:width="0.855cm" svg:height="1.172cm" svg:x="7.535cm" svg:y="-0.178cm" svg:viewBox="0 0 856 1173" svg:d="M856 1173h-856v-991c0-100 79-182 175-182h505c97 0 176 82 176 182z"><text:p/></draw:path></draw:g><text:span text:style-name="MT73">calculer</text:span><text:span text:style-name="MT74"> : </text:span><text:span text:style-name="MT89">Multiplier</text:span></text:p></draw:text-box></draw:frame></text:p>
      </style:footer>
      <style:footer-left>
        <text:p text:style-name="MP18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89">Multiplier</text:span></text:p></draw:text-box></draw:frame><draw:g text:anchor-type="paragraph" draw:z-index="272" draw:name="Shape4_262" draw:style-name="Mgr1"><draw:path draw:style-name="Mgr7" draw:text-style-name="MP22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73" draw:name="Shape4_5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74" draw:name="Shape4_52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5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8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3">calculer</text:span><text:span text:style-name="MT74"> : </text:span><text:span text:style-name="MT73">additionner et soustraire</text:span></text:p></draw:text-box></draw:frame><draw:g text:anchor-type="paragraph" draw:z-index="276" draw:name="Shape4_47" draw:style-name="Mgr1"><draw:path draw:style-name="Mgr7" draw:text-style-name="MP22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3">calculer</text:span><text:span text:style-name="MT74"> : </text:span><text:span text:style-name="MT73">additionner et soustraire</text:span></text:p></draw:text-box></draw:frame><draw:g text:anchor-type="paragraph" draw:z-index="277" draw:name="Shape4_261" draw:style-name="Mgr1"><draw:path draw:style-name="Mgr7" draw:text-style-name="MP22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16">Calculer</text:span> : <text:span text:style-name="MT16">Additionner et soustraire</text:span></text:p>
      </style:header>
      <style:header-left>
        <text:p text:style-name="_5f_Header_20_N_20_page_20_paire_20__28_G_29_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78" draw:name="Shape4_4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79" draw:name="Shape4_4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1"><draw:path text:anchor-type="paragraph" draw:z-index="280" draw:name="Shape1_6" draw:style-name="Mgr10" draw:text-style-name="MP52" svg:width="4.329cm" svg:height="2.238cm" svg:x="-1.5cm" svg:y="-1.001cm" svg:viewBox="0 0 4330 2239" svg:d="M0 2239l3984-288c209-15 363-167 345-342l-170-1609h-4159z"><text:p/></draw:path><draw:line text:anchor-type="paragraph" draw:z-index="281" draw:name="Shape3_10" draw:style-name="Mgr11" draw:text-style-name="MP10" svg:x1="10.308cm" svg:y1="0.388cm" svg:x2="20.496cm" svg:y2="0.36cm"><text:p/></draw:line><text:span text:style-name="MT90">Fractions</text:span><text:span text:style-name="MT91"> : </text:span><text:span text:style-name="MT92">Problèmes</text:span><text:span text:style-name="MT91"> </text:span></text:p>
      </style:header>
      <style:header-left>
        <text:p text:style-name="MP51"><draw:line text:anchor-type="paragraph" draw:z-index="283" draw:name="Shape3_27" draw:style-name="Mgr11" draw:text-style-name="MP10" svg:x1="10.308cm" svg:y1="0.388cm" svg:x2="20.496cm" svg:y2="0.36cm"><text:p/></draw:line><draw:path text:anchor-type="paragraph" draw:z-index="284" draw:name="Shape1_10" draw:style-name="Mgr10" draw:text-style-name="MP52" svg:width="4.329cm" svg:height="2.238cm" svg:x="-1.5cm" svg:y="-1.001cm" svg:viewBox="0 0 4330 2239" svg:d="M0 2239l3984-288c209-15 363-167 345-342l-170-1609h-4159z"><text:p/></draw:path><text:span text:style-name="MT90">Fractions</text:span><text:span text:style-name="MT91"> : </text:span><text:span text:style-name="MT92">Problèmes</text:span><text:span text:style-name="MT91"> </text:span></text:p>
      </style:header-left>
      <style:footer>
        <text:p text:style-name="MP18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82" draw:name="Shape4_4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88" draw:name="Shape4_4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89" draw:name="Shape4_4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4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4"><draw:line text:anchor-type="paragraph" draw:z-index="291" draw:name="Shape3_9" draw:style-name="Mgr11" draw:text-style-name="MP10" svg:x1="10.37cm" svg:y1="0.365cm" svg:x2="20.496cm" svg:y2="0.36cm"><text:p/></draw:line><draw:path text:anchor-type="paragraph" draw:z-index="292" draw:name="Shape1_4" draw:style-name="Mgr10" draw:text-style-name="MP52" svg:width="4.329cm" svg:height="2.238cm" svg:x="-1.5cm" svg:y="-7.4cm" svg:viewBox="0 0 4330 2239" svg:d="M0 2239l3984-288c209-15 363-167 345-342l-170-1609h-4159z"><text:p/></draw:path><text:span text:style-name="MT94">Fractions</text:span> : <text:span text:style-name="MT94">Opérations</text:span> </text:p>
      </style:header>
      <style:header-left>
        <text:p text:style-name="MP54"><draw:path text:anchor-type="paragraph" draw:z-index="294" draw:name="Shape1_8" draw:style-name="Mgr10" draw:text-style-name="MP52" svg:width="4.329cm" svg:height="2.238cm" svg:x="-1.5cm" svg:y="-7.4cm" svg:viewBox="0 0 4330 2239" svg:d="M0 2239l3984-288c209-15 363-167 345-342l-170-1609h-4159z"><text:p/></draw:path><draw:line text:anchor-type="paragraph" draw:z-index="295" draw:name="Shape3_26" draw:style-name="Mgr11" draw:text-style-name="MP10" svg:x1="10.37cm" svg:y1="0.365cm" svg:x2="20.496cm" svg:y2="0.36cm"><text:p/></draw:line><text:span text:style-name="MT94">Fractions</text:span> : <text:span text:style-name="MT94">Opérations</text:span> </text:p>
      </style:header-left>
      <style:footer>
        <text:p text:style-name="MP18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93" draw:name="Shape4_38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96" draw:name="Shape4_3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97" draw:name="Shape4_3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4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6"><draw:line text:anchor-type="paragraph" draw:z-index="299" draw:name="Shape3_8" draw:style-name="Mgr11" draw:text-style-name="MP10" svg:x1="17.736cm" svg:y1="0.376cm" svg:x2="20.496cm" svg:y2="0.36cm"><text:p/></draw:line><text:span text:style-name="MT95">Fractions</text:span> : <text:span text:style-name="MT95">Fractions, décimaux et comparaison</text:span></text:p>
      </style:header>
      <style:header-left>
        <text:p text:style-name="MP56"><draw:line text:anchor-type="paragraph" draw:z-index="301" draw:name="Shape3_25" draw:style-name="Mgr11" draw:text-style-name="MP10" svg:x1="17.736cm" svg:y1="0.376cm" svg:x2="20.496cm" svg:y2="0.36cm"><text:p/></draw:line><text:span text:style-name="MT95">Fractions</text:span> : <text:span text:style-name="MT95">Fractions, décimaux et comparaison</text:span></text:p>
      </style:header-left>
      <style:footer>
        <text:p text:style-name="MP18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300" draw:name="Shape4_3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02" draw:name="Shape4_3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03" draw:name="Shape4_3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3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8"><draw:line text:anchor-type="paragraph" draw:z-index="305" draw:name="Shape3_24" draw:style-name="Mgr11" draw:text-style-name="MP10" svg:x1="11.52cm" svg:y1="0.376cm" svg:x2="20.496cm" svg:y2="0.36cm"><text:p/></draw:line><text:span text:style-name="MT96">Fractions</text:span> : <text:span text:style-name="MT96">Droite graduée</text:span></text:p>
      </style:header>
      <style:header-left>
        <text:p text:style-name="MP58"><draw:line text:anchor-type="paragraph" draw:z-index="307" draw:name="Shape3_28" draw:style-name="Mgr11" draw:text-style-name="MP10" svg:x1="11.52cm" svg:y1="0.376cm" svg:x2="20.496cm" svg:y2="0.36cm"><text:p/></draw:line><text:span text:style-name="MT96">Fractions</text:span> : <text:span text:style-name="MT96">Droite graduée</text:span></text:p>
      </style:header-left>
      <style:footer>
        <text:p text:style-name="MP18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306" draw:name="Shape4_30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08" draw:name="Shape4_29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09" draw:name="Shape4_3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3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0"><draw:line text:anchor-type="paragraph" draw:z-index="311" draw:name="Shape3_14" draw:style-name="Mgr11" draw:text-style-name="MP10" svg:x1="12.876cm" svg:y1="0.392cm" svg:x2="20.496cm" svg:y2="0.36cm"><text:p/></draw:line><draw:path text:anchor-type="paragraph" draw:z-index="312" draw:name="Shape1_3" draw:style-name="Mgr10" draw:text-style-name="MP52" svg:width="4.329cm" svg:height="2.238cm" svg:x="-1.8cm" svg:y="-8.982cm" svg:viewBox="0 0 4330 2239" svg:d="M0 2239l3984-288c209-15 363-167 345-342l-170-1609h-4159z"><text:p/></draw:path><text:span text:style-name="MT97">Fractions</text:span> : <text:span text:style-name="MT97">Vocabulaire et sens</text:span></text:p>
      </style:header>
      <style:header-left>
        <text:p text:style-name="MP60"><draw:line text:anchor-type="paragraph" draw:z-index="314" draw:name="Shape3_23" draw:style-name="Mgr11" draw:text-style-name="MP10" svg:x1="12.876cm" svg:y1="0.392cm" svg:x2="20.496cm" svg:y2="0.36cm"><text:p/></draw:line><draw:path text:anchor-type="paragraph" draw:z-index="315" draw:name="Shape1_7" draw:style-name="Mgr10" draw:text-style-name="MP52" svg:width="4.329cm" svg:height="2.238cm" svg:x="-1.8cm" svg:y="-8.982cm" svg:viewBox="0 0 4330 2239" svg:d="M0 2239l3984-288c209-15 363-167 345-342l-170-1609h-4159z"><text:p/></draw:path><text:span text:style-name="MT97">Fractions</text:span> : <text:span text:style-name="MT97">Vocabulaire et sens</text:span></text:p>
      </style:header-left>
      <style:footer>
        <text:p text:style-name="MP18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313" draw:name="Shape4_26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16" draw:name="Shape4_2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17" draw:name="Shape4_2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2"><draw:path text:anchor-type="paragraph" draw:z-index="319" draw:name="Shape1_1" draw:style-name="Mgr10" draw:text-style-name="MP52" svg:width="4.329cm" svg:height="2.238cm" svg:x="-1.8cm" svg:y="-8.982cm" svg:viewBox="0 0 4330 2239" svg:d="M0 2239l3984-288c209-15 363-167 345-342l-170-1609h-4159z"><text:p/></draw:path><draw:line text:anchor-type="paragraph" draw:z-index="320" draw:name="Shape3_13" draw:style-name="Mgr11" draw:text-style-name="MP10" svg:x1="15.337cm" svg:y1="0.36cm" svg:x2="20.496cm" svg:y2="0.36cm"><text:p/></draw:line><text:span text:style-name="MT98">Fractions</text:span> : <text:span text:style-name="MT98">Représentation géométrique</text:span></text:p>
      </style:header>
      <style:header-left>
        <text:p text:style-name="MP62"><draw:line text:anchor-type="paragraph" draw:z-index="321" draw:name="Shape3_21" draw:style-name="Mgr11" draw:text-style-name="MP10" svg:x1="15.337cm" svg:y1="0.36cm" svg:x2="20.496cm" svg:y2="0.36cm"><text:p/></draw:line><draw:path text:anchor-type="paragraph" draw:z-index="322" draw:name="Shape1_13" draw:style-name="Mgr10" draw:text-style-name="MP52" svg:width="4.329cm" svg:height="2.238cm" svg:x="-1.8cm" svg:y="-8.982cm" svg:viewBox="0 0 4330 2239" svg:d="M0 2239l3984-288c209-15 363-167 345-342l-170-1609h-4159z"><text:p/></draw:path><text:span text:style-name="MT98">Fractions</text:span> : <text:span text:style-name="MT98">Représentation géométrique</text:span></text:p>
      </style:header-left>
      <style:footer>
        <text:p text:style-name="MP18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3"><text:span text:style-name="MT9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23" draw:name="Shape4_2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24" draw:name="Shape4_2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8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4"><draw:line text:anchor-type="paragraph" draw:z-index="326" draw:name="Shape3_5" draw:style-name="Mgr11" draw:text-style-name="MP10" svg:x1="18.701cm" svg:y1="0.36cm" svg:x2="20.497cm" svg:y2="0.36cm"><text:p/></draw:line><text:span text:style-name="MT99">Nombres entiers et décimaux</text:span> : <text:span text:style-name="MT99">Comparer, encadrer</text:span></text:p>
      </style:header>
      <style:header-left>
        <text:p text:style-name="MP64"><draw:line text:anchor-type="paragraph" draw:z-index="328" draw:name="Shape3_6" draw:style-name="Mgr11" draw:text-style-name="MP10" svg:x1="18.701cm" svg:y1="0.36cm" svg:x2="20.497cm" svg:y2="0.36cm"><text:p/></draw:line><text:span text:style-name="MT99">Nombres entiers et décimaux</text:span> : <text:span text:style-name="MT99">Comparer, encadrer</text:span></text:p>
      </style:header-left>
      <style:footer>
        <text:p text:style-name="MP18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27" draw:name="Shape4_1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29" draw:name="Shape4_1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30" draw:name="Shape4_2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2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6"><draw:line text:anchor-type="paragraph" draw:z-index="332" draw:name="Shape3_2" draw:style-name="Mgr11" draw:text-style-name="MP10" svg:x1="16.083cm" svg:y1="0.383cm" svg:x2="20.496cm" svg:y2="0.36cm"><text:p/></draw:line>Nombres entiers et décimaux : Numération</text:p>
      </style:header>
      <style:header-left>
        <text:p text:style-name="MP66"><draw:line text:anchor-type="paragraph" draw:z-index="334" draw:name="Shape3_3" draw:style-name="Mgr12" draw:text-style-name="MP10" svg:x1="16.085cm" svg:y1="1.458cm" svg:x2="20.498cm" svg:y2="1.435cm"><text:p/></draw:line>Nombres entiers et décimaux : Numération</text:p>
      </style:header-left>
      <style:footer>
        <text:p text:style-name="MP18"><draw:g text:anchor-type="paragraph" draw:z-index="333" draw:name="Shape4_4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3">N</text:span>ombres entiers et décimaux : numération</text:p></draw:text-box></draw:frame></text:p>
      </style:footer>
      <style:footer-left>
        <text:p text:style-name="MP18"><draw:g text:anchor-type="paragraph" draw:z-index="335" draw:name="Shape4_8" draw:style-name="Mgr1"><draw:path draw:style-name="Mgr7" draw:text-style-name="MP22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36" draw:name="Shape4_7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37" draw:name="Shape4_11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92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8"><draw:line text:anchor-type="paragraph" draw:z-index="339" draw:name="Shape3_15" draw:style-name="Mgr11" draw:text-style-name="MP10" svg:x1="17.597cm" svg:y1="0.383cm" svg:x2="19.595cm" svg:y2="0.383cm"><text:p/></draw:line><text:span text:style-name="MT91">Nombres entiers et décimaux : </text:span><text:span text:style-name="Character_5f_20_5f_style"><text:span text:style-name="MT100">×</text:span></text:span><text:span text:style-name="MT101"> 10, 100, 1000</text:span></text:p>
      </style:header>
      <style:header-left>
        <text:p text:style-name="MP68"><draw:line text:anchor-type="paragraph" draw:z-index="341" draw:name="Shape3_19" draw:style-name="Mgr11" draw:text-style-name="MP10" svg:x1="17.597cm" svg:y1="0.383cm" svg:x2="19.595cm" svg:y2="0.383cm"><text:p/></draw:line><text:span text:style-name="MT91">Nombres entiers et décimaux : </text:span><text:span text:style-name="Character_5f_20_5f_style"><text:span text:style-name="MT100">×</text:span></text:span><text:span text:style-name="MT101"> 10, 100, 1000</text:span></text:p>
      </style:header-left>
      <style:footer>
        <text:p text:style-name="MP18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40" draw:name="Shape4_15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3">N</text:span><text:span text:style-name="MT102">ombres entiers et décimaux : </text:span><text:span text:style-name="Character_5f_20_5f_style"><text:span text:style-name="MT100">×</text:span></text:span><text:span text:style-name="MT10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42" draw:name="Shape4_1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43" draw:name="Shape4_10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44" draw:name="Shape4_1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45" draw:name="Shape4_1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46" draw:name="Shape4_1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11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8"><draw:line text:anchor-type="paragraph" draw:z-index="348" draw:name="Shape3_22" draw:style-name="Mgr13" draw:text-style-name="MP10" svg:x1="16.575cm" svg:y1="0cm" svg:x2="19.073cm" svg:y2="0cm"><text:p/></draw:line><text:span text:style-name="MT91">Nombres entiers et décimaux : </text:span><text:span text:style-name="MT104">La droite graduée</text:span></text:p>
      </style:header>
      <style:header-left>
        <text:p text:style-name="MP68"><draw:line text:anchor-type="paragraph" draw:z-index="350" draw:name="Shape3_37" draw:style-name="Mgr11" draw:text-style-name="MP10" svg:x1="17.999cm" svg:y1="0.36cm" svg:x2="20.497cm" svg:y2="0.36cm"><text:p/></draw:line><text:span text:style-name="MT91">Nombres entiers et décimaux : </text:span><text:span text:style-name="MT104">La droite graduée</text:span></text:p>
      </style:header-left>
      <style:footer>
        <text:p text:style-name="MP18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49" draw:name="Shape4_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3">N</text:span><text:span text:style-name="MT102">ombres entiers et décimaux : </text:span><text:span text:style-name="MT105">la droite graduée</text:span></text:p></draw:text-box></draw:frame></text:p>
      </style:footer>
      <style:footer-left>
        <text:p text:style-name="MP18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51" draw:name="Shape4_1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3">N</text:span><text:span text:style-name="MT102">ombres entiers et décimaux : </text:span><text:span text:style-name="MT10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45" draw:name="Shape4_6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46" draw:name="Shape4_7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77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71">Calculer : </text:span><text:span text:style-name="MT106">Priorités opératoires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106">Priorités opératoires</text:span><text:span text:style-name="MT71"> </text:span></text:p>
      </style:header-left>
      <style:footer>
        <text:p text:style-name="MP18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53" draw:name="Shape4_67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calculer</text:span><text:span text:style-name="MT74"> : </text:span><text:span text:style-name="MT107">priorités opératoires</text:span></text:p></draw:text-box></draw:frame></text:p>
      </style:footer>
      <style:footer-left>
        <text:p text:style-name="MP18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107">priorités opératoires</text:span></text:p></draw:text-box></draw:frame><draw:g text:anchor-type="paragraph" draw:z-index="254" draw:name="Shape4_69" draw:style-name="Mgr1"><draw:path draw:style-name="Mgr7" draw:text-style-name="MP22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8">P</text:span>roportionnalité </text:p>
      </style:header>
      <style:header-left>
        <text:p text:style-name="_5f_Header_20_D_20_page_20_paire_20__28_G_29_"><text:span text:style-name="MT52"><text:tab/>Proportionnalité et pourcentage</text:span><text:span text:style-name="MT53"> </text:span>: <text:span text:style-name="MT52">proportionnalité</text:span> </text:p>
      </style:header-left>
      <style:footer>
        <text:p text:style-name="MP18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draw:g text:anchor-type="paragraph" draw:z-index="222" draw:name="Shape4_73" draw:style-name="Mgr1"><draw:path draw:style-name="Mgr8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23" draw:name="Shape4_88" draw:style-name="Mgr1"><draw:path draw:style-name="Mgr8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>
      <style:header-left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-left>
      <style:footer>
        <text:p text:style-name="MP1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Proportionnalité et pourcentages : proportionalité</text:p></draw:text-box></draw:frame><draw:g text:anchor-type="paragraph" draw:z-index="224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25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26" draw:name="Shape4_7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27" draw:name="Shape4_10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10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29" draw:name="Shape3_4" draw:style-name="Mgr9" draw:text-style-name="MP10" svg:x1="12.104cm" svg:y1="0.392cm" svg:x2="20.497cm" svg:y2="0.36cm"><text:p/></draw:line><text:span text:style-name="MT47">Périmètre</text:span> : <text:span text:style-name="MT109">Coder et calculer</text:span></text:p>
      </style:header>
      <style:header-left>
        <text:p text:style-name="_5f_Header_20_M_20_page_20_impaire_20__28_D_29_"><draw:line text:anchor-type="paragraph" draw:z-index="231" draw:name="Shape3_18" draw:style-name="Mgr9" draw:text-style-name="MP10" svg:x1="12.104cm" svg:y1="0.392cm" svg:x2="20.497cm" svg:y2="0.36cm"><text:p/></draw:line><text:span text:style-name="MT47">Périmètre</text:span> : <text:span text:style-name="MT109">Coder et calculer</text:span></text:p>
      </style:header-left>
      <style:footer>
        <text:p text:style-name="MP18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30" draw:name="Shape4_10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Périmètre : </text:span><text:span text:style-name="MT11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25">Conversions d’unités : longueurs</text:span></text:p>
      </style:header>
      <style:header-left>
        <text:p text:style-name="_5f_Header_20_N_20_page_20_impaire_20__28_D_29_"><text:s/><text:span text:style-name="MT25">Conversions d’unités : longueurs</text:span></text:p>
      </style:header-left>
      <style:footer>
        <text:p text:style-name="MP1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longueurs</text:span><text:span text:style-name="MT18"> </text:span></text:p></draw:text-box></draw:frame><draw:g text:anchor-type="paragraph" draw:z-index="188" draw:name="Shape4_8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89" draw:name="Shape4_12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2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8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Conversions d’unités : longueurs</text:p></draw:text-box></draw:frame><draw:g text:anchor-type="paragraph" draw:z-index="191" draw:name="Shape4_12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92" draw:name="Shape4_13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Conversions d’unités : longueurs</text:p></draw:text-box></draw:frame><draw:g text:anchor-type="paragraph" draw:z-index="193" draw:name="Shape4_177" draw:style-name="Mgr1"><draw:path draw:style-name="Mgr7" draw:text-style-name="MP22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94" draw:name="Shape4_145" draw:style-name="Mgr1"><draw:path draw:style-name="Mgr7" draw:text-style-name="MP22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111">Volume</text:span><text:span text:style-name="MT18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91" draw:name="Shape4_16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92" draw:name="Shape4_16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6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76"><text:span text:style-name="MT15"><text:s text:c="15"/>A</text:span>ires : Aire par comptage</text:p>
      </style:header>
      <style:footer>
        <text:p text:style-name="MP18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94" draw:name="Shape4_16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112">Aires</text:span><text:span text:style-name="MT45"> <text:s/>: </text:span><text:span text:style-name="MT112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7"><text:span text:style-name="MT78">Géométrie plane</text:span> : <text:span text:style-name="MT113">D</text:span><text:span text:style-name="MT78">roites, </text:span><text:span text:style-name="MT114">demi-droites </text:span><text:span text:style-name="MT115">&amp; </text:span><text:span text:style-name="MT114">segments</text:span></text:p>
      </style:header>
      <style:footer>
        <text:p text:style-name="MP1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95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16">Géométrie plane : </text:span><text:span text:style-name="MT82">droites, </text:span><text:span text:style-name="MT117">DEMI-droites et segments</text:span></text:p></draw:text-box></draw:frame></text:p>
      </style:footer>
      <style:footer-left>
        <text:p text:style-name="MP1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96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droites, </text:span><text:span text:style-name="MT11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97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98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20">Volumes : </text:span><text:span text:style-name="MT121">Calculs et conversions</text:span></text:p>
      </style:header>
      <style:header-left>
        <text:p text:style-name="_5f_Header_20_M_20_page_20_paire_20__28_G_29_"><text:span text:style-name="MT120">Volumes : </text:span><text:span text:style-name="MT121">Calculs et conversions</text:span></text:p>
      </style:header-left>
      <style:footer>
        <text:list xml:id="list2709537133" text:style-name="_5f_Numérotation_20_des_20_exercices">
          <text:list-item>
            <text:list>
              <text:list-item>
                <text:p text:style-name="MP82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/><text:span text:style-name="MT122">Volumes : </text:span><text:span text:style-name="MT123">Calculs et conversions</text:span> </text:p></draw:text-box></draw:frame><draw:g text:anchor-type="paragraph" draw:z-index="99" draw:name="Shape4_174" draw:style-name="Mgr1"><draw:path draw:style-name="Mgr6" draw:text-style-name="MP1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4613774368552" text:continue-numbering="true" text:style-name="_5f_Numérotation_20_des_20_exercices">
          <text:list-item>
            <text:list>
              <text:list-item>
                <text:p text:style-name="MP82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/><text:span text:style-name="MT122">Volumes : </text:span><text:span text:style-name="MT123">Calculs et conversions</text:span> </text:p></draw:text-box></draw:frame><draw:g text:anchor-type="paragraph" draw:z-index="100" draw:name="Shape4_175" draw:style-name="Mgr1"><draw:path draw:style-name="Mgr6" draw:text-style-name="MP1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84"><draw:path text:anchor-type="paragraph" draw:z-index="101" draw:name="Shape5_3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02" draw:name="Shape6_3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<draw:line text:anchor-type="paragraph" draw:z-index="103" draw:name="Shape7_6" draw:style-name="Mgr9" draw:text-style-name="MP10" svg:x1="9.042cm" svg:y1="0.36cm" svg:x2="20.461cm" svg:y2="0.36cm"><text:p/></draw:line>T<text:span text:style-name="MT124">itre de la série</text:span></text:p>
      </style:header>
      <style:header-left>
        <text:p text:style-name="MP84"><draw:path text:anchor-type="paragraph" draw:z-index="105" draw:name="Shape5_4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06" draw:name="Shape6_4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<draw:line text:anchor-type="paragraph" draw:z-index="107" draw:name="Shape7_3" draw:style-name="Mgr9" draw:text-style-name="MP10" svg:x1="9.042cm" svg:y1="0.36cm" svg:x2="20.461cm" svg:y2="0.36cm"><text:p/></draw:line>T<text:span text:style-name="MT124">itre de la série</text:span></text:p>
      </style:header-left>
      <style:footer>
        <text:p text:style-name="MP1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04" draw:name="Shape8_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5">Angles</text:span> • <text:span text:style-name="MT125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6"><text:span text:style-name="MT15"><text:s text:c="15"/>A</text:span>ires : Aires de disques</text:p>
      </style:header>
      <style:footer>
        <text:p text:style-name="MP18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08" draw:name="Shape4_17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09" draw:name="Shape4_17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10" draw:name="Shape4_17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11" draw:name="Shape4_17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12" draw:name="Shape4_16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13" draw:name="Shape4_167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14" draw:name="Shape4_16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8"><text:span text:style-name="MT47"><text:s text:c="15"/>A</text:span><text:span text:style-name="MT126">ires : Problèmes d’aires</text:span></text:p>
      </style:header>
      <style:footer>
        <text:p text:style-name="MP18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15" draw:name="Shape4_16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16" draw:name="Shape4_18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17" draw:name="Shape4_18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18" draw:name="Shape4_18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0"><text:span text:style-name="MT15"><text:s text:c="15"/>A</text:span>ires : Aires de triangles</text:p>
      </style:header>
      <style:footer>
        <text:p text:style-name="MP18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19" draw:name="Shape4_17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84"><draw:line text:anchor-type="paragraph" draw:z-index="120" draw:name="Shape7_8" draw:style-name="Mgr9" draw:text-style-name="MP10" svg:x1="9.042cm" svg:y1="0.36cm" svg:x2="20.461cm" svg:y2="0.36cm"><text:p/></draw:line><draw:path text:anchor-type="paragraph" draw:z-index="121" draw:name="Shape5_1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22" draw:name="Shape6_2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T<text:span text:style-name="MT124">itre de la série</text:span></text:p>
      </style:header>
      <style:header-left>
        <text:p text:style-name="MP84"><draw:line text:anchor-type="paragraph" draw:z-index="124" draw:name="Shape7_9" draw:style-name="Mgr9" draw:text-style-name="MP10" svg:x1="9.042cm" svg:y1="0.36cm" svg:x2="20.461cm" svg:y2="0.36cm"><text:p/></draw:line><draw:path text:anchor-type="paragraph" draw:z-index="125" draw:name="Shape5_2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26" draw:name="Shape6_5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T<text:span text:style-name="MT124">itre de la série</text:span></text:p>
      </style:header-left>
      <style:footer>
        <text:p text:style-name="MP1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23" draw:name="Shape8_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5">Angles</text:span> • <text:span text:style-name="MT125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92">Volumes : Volumes par comptage</text:p>
      </style:header>
      <style:footer>
        <text:p text:style-name="MP1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27" draw:name="Shape4_17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/><text:span text:style-name="MT122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3"><draw:line text:anchor-type="paragraph" draw:z-index="365" draw:name="Shape3_33" draw:style-name="Mgr3" draw:text-style-name="MP10" svg:x1="15.12cm" svg:y1="0.36cm" svg:x2="20.496cm" svg:y2="0.36cm"><text:p/></draw:line><text:s/><text:span text:style-name="MT127">Angles</text:span> : <text:span text:style-name="MT128">Comprendre la notion d’angle</text:span></text:p>
      </style:header>
      <style:footer>
        <text:p text:style-name="MP1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/text:p>
      </style:footer>
      <style:footer-left>
        <text:p text:style-name="MP1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29">Angles</text:span><text:span text:style-name="MT18"> : </text:span><text:span text:style-name="MT129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366" draw:name="Shape3_7" draw:style-name="Mgr3" draw:text-style-name="MP10" svg:x1="15.12cm" svg:y1="0.36cm" svg:x2="20.496cm" svg:y2="0.36cm"><text:p/></draw:line><text:s/><text:span text:style-name="MT130">Angles : </text:span>Angles : <text:span text:style-name="MT128">Comprendre la notion d’angle</text:span></text:p>
      </style:header>
      <style:header-left>
        <text:p text:style-name="MP94"><draw:line text:anchor-type="paragraph" draw:z-index="367" draw:name="Shape3_29" draw:style-name="Mgr3" draw:text-style-name="MP10" svg:x1="15.12cm" svg:y1="0.36cm" svg:x2="20.496cm" svg:y2="0.36cm"><text:p/></draw:line>Angles : <text:span text:style-name="MT128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31">Angles : </text:span><text:span text:style-name="MT133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4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61" draw:name="Shape4_18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62" draw:name="Shape4_18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63" draw:name="Shape4_18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64" draw:name="Shape3_35" draw:style-name="Mgr3" draw:text-style-name="MP10" svg:x1="11.344cm" svg:y1="0.358cm" svg:x2="20.497cm" svg:y2="0.36cm"><text:p/></draw:line><text:span text:style-name="MT135">Angles </text:span>: Nommer un angle</text:p>
      </style:header>
      <style:footer>
        <text:p text:style-name="MP18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_5f_Header_20_G_20_page_20_paire_20__28_G_29_"><draw:line text:anchor-type="paragraph" draw:z-index="360" draw:name="Shape3_30" draw:style-name="Mgr3" draw:text-style-name="MP10" svg:x1="11.435cm" svg:y1="0.388cm" svg:x2="20.496cm" svg:y2="0.36cm"><text:p/></draw:line><text:span text:style-name="MT136">Angles</text:span> : <text:span text:style-name="MT136">Mesurer un angle</text:span></text:p>
      </style:header-left>
      <style:footer>
        <text:p text:style-name="MP1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59" draw:name="Shape4_17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37">Angles </text:span><text:span text:style-name="MT18">: </text:span><text:span text:style-name="MT137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57" draw:name="Shape3_31" draw:style-name="Mgr3" draw:text-style-name="MP10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8" draw:name="Shape3_32" draw:style-name="Mgr3" draw:text-style-name="MP10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8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54" draw:name="Shape4_18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55" draw:name="Shape4_18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56" draw:name="Shape4_18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52" draw:name="Shape3_34" draw:style-name="Mgr3" draw:text-style-name="MP10" svg:x1="15.448cm" svg:y1="0.365cm" svg:x2="20.496cm" svg:y2="0.36cm"><text:p/></draw:line><text:span text:style-name="MT139">Angles</text:span><text:span text:style-name="MT140"> : </text:span><text:span text:style-name="MT141">Calculer des mesures d’angle</text:span></text:p>
      </style:header>
      <style:header-left>
        <text:p text:style-name="_5f_Header_20_G_20_page_20_paire_20__28_G_29_"><draw:line text:anchor-type="paragraph" draw:z-index="353" draw:name="Shape3_36" draw:style-name="Mgr3" draw:text-style-name="MP10" svg:x1="15.448cm" svg:y1="0.365cm" svg:x2="20.496cm" svg:y2="0.36cm"><text:p/></draw:line><text:span text:style-name="MT139">Angles : </text:span><text:span text:style-name="MT141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42">Calculer des </text:span><text:span text:style-name="MT138">Mesure</text:span><text:span text:style-name="MT142">s</text:span><text:span text:style-name="MT138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43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9">R</text:span>epères du plan : Se repérer</text:p>
      </style:header>
      <style:header-left>
        <text:p text:style-name="_5f_Header_20_G_20_page_20_paire_20__28_G_29_"><text:span text:style-name="MT59">R</text:span>epères du plan : Se repérer</text:p>
      </style:header-left>
      <style:footer>
        <text:p text:style-name="MP1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Repères du plan : Se repérer</text:p></draw:text-box></draw:frame><draw:g text:anchor-type="paragraph" draw:z-index="128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Repères du plan : se repérer</text:p></draw:text-box></draw:frame><draw:g text:anchor-type="paragraph" draw:z-index="129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1"><text:span text:style-name="MT65">Repères du plan : Se repérer</text:span> </text:p>
      </style:header>
      <style:footer>
        <text:p text:style-name="MP18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30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31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44">R</text:span><text:span text:style-name="MT145">epères du plan : Se </text:span><text:span text:style-name="MT146">déplacer</text:span></text:p>
      </style:header>
      <style:footer>
        <text:p text:style-name="MP1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8">Repères du plan : Se </text:span><text:span text:style-name="MT147">déplacer</text:span></text:p></draw:text-box></draw:frame><draw:g text:anchor-type="paragraph" draw:z-index="132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8">Repères du plan : se </text:span><text:span text:style-name="MT147">déplacer</text:span></text:p></draw:text-box></draw:frame><draw:g text:anchor-type="paragraph" draw:z-index="133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1"><text:span text:style-name="MT65">Repères du plan : Se repérer</text:span> </text:p>
      </style:header>
      <style:footer>
        <text:p text:style-name="MP18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34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35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36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37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8">Géométrie plane</text:span> : <text:span text:style-name="MT78">Points, droites </text:span><text:span text:style-name="MT148">et cercles</text:span></text:p>
      </style:header>
      <style:footer>
        <text:p text:style-name="MP1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38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Géométrie plane : points, droites <text:span text:style-name="MT149">et cercles</text:span></text:p></draw:text-box></draw:frame></text:p>
      </style:footer>
      <style:footer-left>
        <text:p text:style-name="MP1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39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Géométrie plane : points, droites <text:span text:style-name="MT149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40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41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8">Géométrie plane</text:span> : <text:span text:style-name="MT150">Milieu, alignement, </text:span><text:span text:style-name="MT151">appartenance</text:span></text:p>
      </style:header>
      <style:footer>
        <text:p text:style-name="MP18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42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16">Géométrie plane : </text:span><text:span text:style-name="MT152">milieu, Alignement, </text:span><text:span text:style-name="MT153">APPARTENANCE</text:span></text:p></draw:text-box></draw:frame></text:p>
      </style:footer>
      <style:footer-left>
        <text:p text:style-name="MP1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43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152">milieu, alignement, </text:span><text:span text:style-name="MT153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144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145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8">Géométrie plane</text:span> : <text:span text:style-name="MT79">P</text:span><text:span text:style-name="MT80">arallèles, perpendiculaires,<text:line-break/> </text:span><text:span text:style-name="MT81">distances</text:span></text:p>
      </style:header>
      <style:footer>
        <text:p text:style-name="MP18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2"><draw:g text:anchor-type="paragraph" draw:z-index="146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83">Parallèles, perpendiculaires, </text:span><text:span text:style-name="MT8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draw:g text:anchor-type="paragraph" draw:z-index="147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2"><text:span text:style-name="MT155">Géométrie plane</text:span><text:span text:style-name="MT156"> : </text:span><text:span text:style-name="MT157">Vocabulaire</text:span></text:p>
      </style:header>
      <style:header-left>
        <text:p text:style-name="MP102"><text:span text:style-name="MT155">Géométrie plane</text:span><text:span text:style-name="MT156"> : </text:span><text:span text:style-name="MT157">Vocabulaire</text:span></text:p>
      </style:header-left>
      <style:footer>
        <text:p text:style-name="MP1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48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49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78">Géométrie plane, </text:span><text:span text:style-name="MT159">partie 1</text:span> : <text:span text:style-name="MT160">coder</text:span></text:p>
      </style:header>
      <style:footer>
        <text:p text:style-name="MP18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text:span text:style-name="MT116">Géométrie plane, </text:span><text:span text:style-name="MT161">partie 1</text:span><text:span text:style-name="MT116"> : </text:span><text:span text:style-name="MT162">coder</text:span></text:p></draw:text-box></draw:frame><draw:g text:anchor-type="paragraph" draw:z-index="150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pan text:style-name="MT82">Géométrie plane, </text:span><text:span text:style-name="MT161">partie 1</text:span><text:span text:style-name="MT82"> : </text:span><text:span text:style-name="MT162">coder</text:span></text:p></draw:text-box></draw:frame><draw:g text:anchor-type="paragraph" draw:z-index="151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2"><text:span text:style-name="MT155">Géométrie plane</text:span><text:span text:style-name="MT156"> : </text:span><text:span text:style-name="MT157">Vocabulaire</text:span></text:p>
      </style:header>
      <style:footer>
        <text:p text:style-name="MP1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52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53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78">Géométrie plane, </text:span><text:span text:style-name="MT159">partie 1</text:span> : <text:span text:style-name="MT163">Assembler et décomposer</text:span></text:p>
      </style:header>
      <style:footer>
        <text:p text:style-name="MP18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text:span text:style-name="MT116">Géométrie plane, </text:span><text:span text:style-name="MT161">partie 1</text:span><text:span text:style-name="MT116"> : </text:span><text:span text:style-name="MT164">assembler et décomposer</text:span></text:p></draw:text-box></draw:frame><draw:g text:anchor-type="paragraph" draw:z-index="154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55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, </text:span><text:span text:style-name="MT161">partie 1</text:span><text:span text:style-name="MT82"> : </text:span><text:span text:style-name="MT164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3"><draw:line text:anchor-type="paragraph" draw:z-index="285" draw:name="Shape3_39" draw:style-name="Mgr11" draw:text-style-name="MP10" svg:x1="10.308cm" svg:y1="0.388cm" svg:x2="20.496cm" svg:y2="0.36cm"><text:p/></draw:line><draw:path text:anchor-type="paragraph" draw:z-index="286" draw:name="Shape1_12" draw:style-name="Mgr10" draw:text-style-name="MP52" svg:width="4.329cm" svg:height="2.238cm" svg:x="-1.5cm" svg:y="-1.001cm" svg:viewBox="0 0 4330 2239" svg:d="M0 2239l3984-288c209-15 363-167 345-342l-170-1609h-4159z"><text:p/></draw:path><text:span text:style-name="MT90">Fractions</text:span><text:span text:style-name="MT91"> : </text:span><text:span text:style-name="MT92">Problèmes</text:span><text:span text:style-name="MT91"> </text:span></text:p>
      </style:header>
      <style:footer>
        <text:p text:style-name="MP18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87" draw:name="Shape4_258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55" draw:name="Shape4_85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56" draw:name="Shape4_26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8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68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1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69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header-left>
        <text:p text:style-name="MP80"><text:span text:style-name="MT118">S</text:span><text:span text:style-name="MT119">olides</text:span> : <text:span text:style-name="MT118">Vocabulaire, nature</text:span></text:p>
      </style:header-left>
      <style:footer>
        <text:p text:style-name="MP1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66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67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1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64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1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65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8">Solides : </text:span><text:span text:style-name="MT169">Patrons</text:span></text:p>
      </style:header>
      <style:header-left>
        <text:p text:style-name="_5f_Header_20_G_20_page_20_paire_20__28_G_29_"><text:span text:style-name="MT118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62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63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1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60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1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61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>
      <style:header-left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-left>
      <style:footer>
        <text:p text:style-name="MP1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58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59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6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7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81"> : </text:span><text:span text:style-name="MT177">Reconnaissance et axes</text:span></text:p>
      </style:header>
      <style:footer>
        <text:p text:style-name="MP18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54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9">S</text:span>ymétrie axiale : reconnaissance et axes</text:h></draw:text-box></draw:frame></text:p>
      </style:footer>
      <style:footer-left>
        <text:p text:style-name="MP1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55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2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3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81"> : </text:span><text:span text:style-name="MT176">Médiatrice d’un segment</text:span></text:p>
      </style:header>
      <style:footer>
        <text:p text:style-name="MP18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50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1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51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8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49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9">S</text:span><text:span text:style-name="MT81">ymétrie axiale : Constructions</text:span></text:p>
      </style:header>
      <style:footer>
        <text:p text:style-name="MP18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46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9">S</text:span>ymétrie axiale : Constructions</text:h></draw:text-box></draw:frame></text:p>
      </style:footer>
      <style:footer-left>
        <text:p text:style-name="MP1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47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-left>
      <style:footer>
        <text:p text:style-name="MP1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4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5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81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81"> : </text:span><text:span text:style-name="MT181">Axes de symétrie de figures</text:span></text:p>
      </style:header-left>
      <style:footer>
        <text:p text:style-name="MP18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42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9">S</text:span>ymétrie axiale : axes de symétrie de figures</text:p></draw:text-box></draw:frame></text:p>
      </style:footer>
      <style:footer-left>
        <text:p text:style-name="MP1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43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0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1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9">S</text:span>ymétrie : Propriétés</text:p>
      </style:header>
      <style:footer>
        <text:p text:style-name="MP18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38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9">S</text:span>ymétrie axiale : propriétés</text:p></draw:text-box></draw:frame></text:p>
      </style:footer>
      <style:footer-left>
        <text:p text:style-name="MP1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39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36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37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2"><text:span text:style-name="MT59">S</text:span>ymétrie axiale : pour aller plus loin</text:p>
      </style:header>
      <style:footer>
        <text:p text:style-name="MP18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34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9">S</text:span>ymétrie axiale : pour aller plus loin</text:p></draw:text-box></draw:frame></text:p>
      </style:footer>
      <style:footer-left>
        <text:p text:style-name="MP1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35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28" draw:name="Shape3_1" draw:style-name="Mgr15" draw:text-style-name="MP10" svg:x1="10.893cm" svg:y1="0.403cm" svg:x2="20.503cm" svg:y2="0.327cm"><text:p/></draw:line><draw:path text:anchor-type="char" draw:z-index="29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2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31" draw:name="Shape3_38" draw:style-name="Mgr15" draw:text-style-name="MP10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30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33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31:31.518464917</meta:creation-date>
    <dc:title>lycee_v3</dc:title>
    <meta:editing-duration>PT7H44M12S</meta:editing-duration>
    <meta:editing-cycles>70</meta:editing-cycles>
    <meta:generator>LibreOffice/7.1.1.2$Windows_X86_64 LibreOffice_project/fe0b08f4af1bacafe4c7ecc87ce55bb426164676</meta:generator>
    <dc:date>2021-07-14T22:46:11.656000000</dc:date>
    <meta:document-statistic meta:table-count="0" meta:image-count="0" meta:object-count="0" meta:page-count="5" meta:paragraph-count="748" meta:word-count="2827" meta:character-count="18882" meta:non-whitespace-character-count="16424"/>
    <meta:template xlink:type="simple" xlink:actuate="onRequest" xlink:title="lycee_v3" xlink:href="../../fichiers%20définitifs/Modele_cahier.ott" meta:date="2021-07-09T13:45:32.011278978"/>
  </office:meta>
</office:document-meta>
</file>